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8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 style:data-style-name="N0">
      <style:table-cell-properties fo:background-color="#ffff00" fo:border="0.74pt solid #000000"/>
    </style:style>
    <style:style style:name="ce3" style:family="table-cell" style:parent-style-name="Default" style:data-style-name="N0">
      <style:table-cell-properties fo:background-color="#eeeeee" fo:border="0.74pt solid #000000"/>
    </style:style>
    <style:style style:name="ce4" style:family="table-cell" style:parent-style-name="Default">
      <style:text-properties fo:color="#ff0000"/>
    </style:style>
    <style:style style:name="ce13" style:family="table-cell" style:parent-style-name="Default" style:data-style-name="N0">
      <style:table-cell-properties fo:background-color="#ffff00"/>
      <style:text-properties fo:color="#ff0000"/>
    </style:style>
    <style:style style:name="ce5" style:family="table-cell" style:parent-style-name="Default" style:data-style-name="N0">
      <style:text-properties fo:color="#ff0000"/>
    </style:style>
    <style:style style:name="ce1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Exercice 1 (6)</text:p>
          </table:table-cell>
          <table:table-cell office:value-type="string" calcext:value-type="string">
            <text:p>Exercice 2 (4)</text:p>
          </table:table-cell>
          <table:table-cell office:value-type="string" calcext:value-type="string">
            <text:p>Exercice 3 (6)</text:p>
          </table:table-cell>
          <table:table-cell office:value-type="string" calcext:value-type="string">
            <text:p>Exercice 4 (12)</text:p>
          </table:table-cell>
          <table:table-cell office:value-type="string" calcext:value-type="string">
            <text:p>Exercice 5 (10)</text:p>
          </table:table-cell>
          <table:table-cell office:value-type="string" calcext:value-type="string">
            <text:p>Exercice 6 (12)</text:p>
          </table:table-cell>
          <table:table-cell table:style-name="ce1" office:value-type="string" calcext:value-type="string">
            <text:p>Total</text:p>
          </table:table-cell>
          <table:table-cell table:style-name="ce4"/>
          <table:table-cell table:style-name="Default"/>
        </table:table-row>
        <table:table-row table:style-name="ro1">
          <table:table-cell table:style-name="ce8" office:value-type="float" office:value="745126" calcext:value-type="float">
            <text:p>7451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formula="of:=IF(ISNUMBER([.B2]);SUM([.B2:.G2]);IF(ISBLANK([.B2]);&quot;&quot;;[.B2]))" office:value-type="float" office:value="18" calcext:value-type="float">
            <text:p>18</text:p>
          </table:table-cell>
          <table:table-cell table:style-name="ce13" table:formula="of:=IF(OR([.B2]&gt;6;[.C2]&gt;4;[.D2]&gt;6;[.E2]&gt;12;[.F2]&gt;10;[.G2]&gt;12);&quot;Problème&quot;;&quot;&quot;)">
            <text:p/>
          </table:table-cell>
          <table:table-cell table:style-name="ce15" table:formula="of:=IF([.H2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29" calcext:value-type="float">
            <text:p>745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NUMBER([.B3]);SUM([.B3:.G3]);IF(ISBLANK([.B3]);&quot;&quot;;[.B3]))" office:value-type="float" office:value="26" calcext:value-type="float">
            <text:p>26</text:p>
          </table:table-cell>
          <table:table-cell table:formula="of:=IF(OR([.B3]&gt;6;[.C3]&gt;4;[.D3]&gt;6;[.E3]&gt;12;[.F3]&gt;10;[.G3]&gt;12);&quot;Problème&quot;;&quot;&quot;)">
            <text:p/>
          </table:table-cell>
          <table:table-cell table:formula="of:=IF([.H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30" calcext:value-type="float">
            <text:p>7451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formula="of:=IF(ISNUMBER([.B4]);SUM([.B4:.G4]);IF(ISBLANK([.B4]);&quot;&quot;;[.B4]))" office:value-type="float" office:value="38.5" calcext:value-type="float">
            <text:p>38.5</text:p>
          </table:table-cell>
          <table:table-cell table:formula="of:=IF(OR([.B4]&gt;6;[.C4]&gt;4;[.D4]&gt;6;[.E4]&gt;12;[.F4]&gt;10;[.G4]&gt;12);&quot;Problème&quot;;&quot;&quot;)">
            <text:p/>
          </table:table-cell>
          <table:table-cell table:formula="of:=IF([.H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31" calcext:value-type="float">
            <text:p>745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5]);SUM([.B5:.G5]);IF(ISBLANK([.B5]);&quot;&quot;;[.B5]))" office:value-type="float" office:value="8" calcext:value-type="float">
            <text:p>8</text:p>
          </table:table-cell>
          <table:table-cell table:formula="of:=IF(OR([.B5]&gt;6;[.C5]&gt;4;[.D5]&gt;6;[.E5]&gt;12;[.F5]&gt;10;[.G5]&gt;12);&quot;Problème&quot;;&quot;&quot;)">
            <text:p/>
          </table:table-cell>
          <table:table-cell table:formula="of:=IF([.H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32" calcext:value-type="float">
            <text:p>745132</text:p>
          </table:table-cell>
          <table:table-cell table:number-columns-repeated="6"/>
          <table:table-cell table:formula="of:=IF(ISNUMBER([.B6]);SUM([.B6:.G6]);IF(ISBLANK([.B6]);&quot;&quot;;[.B6]))">
            <text:p/>
          </table:table-cell>
          <table:table-cell table:formula="of:=IF(OR([.B6]&gt;6;[.C6]&gt;4;[.D6]&gt;6;[.E6]&gt;12;[.F6]&gt;10;[.G6]&gt;12);&quot;Problème&quot;;&quot;&quot;)">
            <text:p/>
          </table:table-cell>
          <table:table-cell table:formula="of:=IF([.H6]=&quot;&quot;;&quot;&quot;;1)">
            <text:p/>
          </table:table-cell>
        </table:table-row>
        <table:table-row table:style-name="ro1">
          <table:table-cell office:value-type="float" office:value="745133" calcext:value-type="float">
            <text:p>745133</text:p>
          </table:table-cell>
          <table:table-cell table:number-columns-repeated="6"/>
          <table:table-cell table:formula="of:=IF(ISNUMBER([.B7]);SUM([.B7:.G7]);IF(ISBLANK([.B7]);&quot;&quot;;[.B7]))">
            <text:p/>
          </table:table-cell>
          <table:table-cell table:formula="of:=IF(OR([.B7]&gt;6;[.C7]&gt;4;[.D7]&gt;6;[.E7]&gt;12;[.F7]&gt;10;[.G7]&gt;12);&quot;Problème&quot;;&quot;&quot;)">
            <text:p/>
          </table:table-cell>
          <table:table-cell table:formula="of:=IF([.H7]=&quot;&quot;;&quot;&quot;;1)">
            <text:p/>
          </table:table-cell>
        </table:table-row>
        <table:table-row table:style-name="ro1">
          <table:table-cell office:value-type="float" office:value="745134" calcext:value-type="float">
            <text:p>745134</text:p>
          </table:table-cell>
          <table:table-cell table:number-columns-repeated="6"/>
          <table:table-cell table:formula="of:=IF(ISNUMBER([.B8]);SUM([.B8:.G8]);IF(ISBLANK([.B8]);&quot;&quot;;[.B8]))">
            <text:p/>
          </table:table-cell>
          <table:table-cell table:formula="of:=IF(OR([.B8]&gt;6;[.C8]&gt;4;[.D8]&gt;6;[.E8]&gt;12;[.F8]&gt;10;[.G8]&gt;12);&quot;Problème&quot;;&quot;&quot;)">
            <text:p/>
          </table:table-cell>
          <table:table-cell table:formula="of:=IF([.H8]=&quot;&quot;;&quot;&quot;;1)">
            <text:p/>
          </table:table-cell>
        </table:table-row>
        <table:table-row table:style-name="ro1">
          <table:table-cell office:value-type="float" office:value="745136" calcext:value-type="float">
            <text:p>745136</text:p>
          </table:table-cell>
          <table:table-cell table:number-columns-repeated="6"/>
          <table:table-cell table:formula="of:=IF(ISNUMBER([.B9]);SUM([.B9:.G9]);IF(ISBLANK([.B9]);&quot;&quot;;[.B9]))">
            <text:p/>
          </table:table-cell>
          <table:table-cell table:formula="of:=IF(OR([.B9]&gt;6;[.C9]&gt;4;[.D9]&gt;6;[.E9]&gt;12;[.F9]&gt;10;[.G9]&gt;12);&quot;Problème&quot;;&quot;&quot;)">
            <text:p/>
          </table:table-cell>
          <table:table-cell table:formula="of:=IF([.H9]=&quot;&quot;;&quot;&quot;;1)">
            <text:p/>
          </table:table-cell>
        </table:table-row>
        <table:table-row table:style-name="ro1">
          <table:table-cell office:value-type="float" office:value="745137" calcext:value-type="float">
            <text:p>745137</text:p>
          </table:table-cell>
          <table:table-cell table:number-columns-repeated="6"/>
          <table:table-cell table:formula="of:=IF(ISNUMBER([.B10]);SUM([.B10:.G10]);IF(ISBLANK([.B10]);&quot;&quot;;[.B10]))">
            <text:p/>
          </table:table-cell>
          <table:table-cell table:formula="of:=IF(OR([.B10]&gt;6;[.C10]&gt;4;[.D10]&gt;6;[.E10]&gt;12;[.F10]&gt;10;[.G10]&gt;12);&quot;Problème&quot;;&quot;&quot;)">
            <text:p/>
          </table:table-cell>
          <table:table-cell table:formula="of:=IF([.H10]=&quot;&quot;;&quot;&quot;;1)">
            <text:p/>
          </table:table-cell>
        </table:table-row>
        <table:table-row table:style-name="ro1">
          <table:table-cell office:value-type="float" office:value="745138" calcext:value-type="float">
            <text:p>745138</text:p>
          </table:table-cell>
          <table:table-cell table:number-columns-repeated="6"/>
          <table:table-cell table:formula="of:=IF(ISNUMBER([.B11]);SUM([.B11:.G11]);IF(ISBLANK([.B11]);&quot;&quot;;[.B11]))">
            <text:p/>
          </table:table-cell>
          <table:table-cell table:formula="of:=IF(OR([.B11]&gt;6;[.C11]&gt;4;[.D11]&gt;6;[.E11]&gt;12;[.F11]&gt;10;[.G11]&gt;12);&quot;Problème&quot;;&quot;&quot;)">
            <text:p/>
          </table:table-cell>
          <table:table-cell table:formula="of:=IF([.H11]=&quot;&quot;;&quot;&quot;;1)">
            <text:p/>
          </table:table-cell>
        </table:table-row>
        <table:table-row table:style-name="ro1">
          <table:table-cell office:value-type="float" office:value="745139" calcext:value-type="float">
            <text:p>745139</text:p>
          </table:table-cell>
          <table:table-cell table:number-columns-repeated="6"/>
          <table:table-cell table:formula="of:=IF(ISNUMBER([.B12]);SUM([.B12:.G12]);IF(ISBLANK([.B12]);&quot;&quot;;[.B12]))">
            <text:p/>
          </table:table-cell>
          <table:table-cell table:formula="of:=IF(OR([.B12]&gt;6;[.C12]&gt;4;[.D12]&gt;6;[.E12]&gt;12;[.F12]&gt;10;[.G12]&gt;12);&quot;Problème&quot;;&quot;&quot;)">
            <text:p/>
          </table:table-cell>
          <table:table-cell table:formula="of:=IF([.H12]=&quot;&quot;;&quot;&quot;;1)">
            <text:p/>
          </table:table-cell>
        </table:table-row>
        <table:table-row table:style-name="ro1">
          <table:table-cell office:value-type="float" office:value="745140" calcext:value-type="float">
            <text:p>745140</text:p>
          </table:table-cell>
          <table:table-cell table:number-columns-repeated="6"/>
          <table:table-cell table:formula="of:=IF(ISNUMBER([.B13]);SUM([.B13:.G13]);IF(ISBLANK([.B13]);&quot;&quot;;[.B13]))">
            <text:p/>
          </table:table-cell>
          <table:table-cell table:formula="of:=IF(OR([.B13]&gt;6;[.C13]&gt;4;[.D13]&gt;6;[.E13]&gt;12;[.F13]&gt;10;[.G13]&gt;12);&quot;Problème&quot;;&quot;&quot;)">
            <text:p/>
          </table:table-cell>
          <table:table-cell table:formula="of:=IF([.H13]=&quot;&quot;;&quot;&quot;;1)">
            <text:p/>
          </table:table-cell>
        </table:table-row>
        <table:table-row table:style-name="ro1">
          <table:table-cell office:value-type="float" office:value="745141" calcext:value-type="float">
            <text:p>745141</text:p>
          </table:table-cell>
          <table:table-cell table:number-columns-repeated="6"/>
          <table:table-cell table:formula="of:=IF(ISNUMBER([.B14]);SUM([.B14:.G14]);IF(ISBLANK([.B14]);&quot;&quot;;[.B14]))">
            <text:p/>
          </table:table-cell>
          <table:table-cell table:formula="of:=IF(OR([.B14]&gt;6;[.C14]&gt;4;[.D14]&gt;6;[.E14]&gt;12;[.F14]&gt;10;[.G14]&gt;12);&quot;Problème&quot;;&quot;&quot;)">
            <text:p/>
          </table:table-cell>
          <table:table-cell table:formula="of:=IF([.H14]=&quot;&quot;;&quot;&quot;;1)">
            <text:p/>
          </table:table-cell>
        </table:table-row>
        <table:table-row table:style-name="ro1">
          <table:table-cell office:value-type="float" office:value="745142" calcext:value-type="float">
            <text:p>745142</text:p>
          </table:table-cell>
          <table:table-cell table:number-columns-repeated="6"/>
          <table:table-cell table:formula="of:=IF(ISNUMBER([.B15]);SUM([.B15:.G15]);IF(ISBLANK([.B15]);&quot;&quot;;[.B15]))">
            <text:p/>
          </table:table-cell>
          <table:table-cell table:formula="of:=IF(OR([.B15]&gt;6;[.C15]&gt;4;[.D15]&gt;6;[.E15]&gt;12;[.F15]&gt;10;[.G15]&gt;12);&quot;Problème&quot;;&quot;&quot;)">
            <text:p/>
          </table:table-cell>
          <table:table-cell table:formula="of:=IF([.H15]=&quot;&quot;;&quot;&quot;;1)">
            <text:p/>
          </table:table-cell>
        </table:table-row>
        <table:table-row table:style-name="ro1">
          <table:table-cell office:value-type="float" office:value="745143" calcext:value-type="float">
            <text:p>745143</text:p>
          </table:table-cell>
          <table:table-cell table:number-columns-repeated="6"/>
          <table:table-cell table:formula="of:=IF(ISNUMBER([.B16]);SUM([.B16:.G16]);IF(ISBLANK([.B16]);&quot;&quot;;[.B16]))">
            <text:p/>
          </table:table-cell>
          <table:table-cell table:formula="of:=IF(OR([.B16]&gt;6;[.C16]&gt;4;[.D16]&gt;6;[.E16]&gt;12;[.F16]&gt;10;[.G16]&gt;12);&quot;Problème&quot;;&quot;&quot;)">
            <text:p/>
          </table:table-cell>
          <table:table-cell table:formula="of:=IF([.H16]=&quot;&quot;;&quot;&quot;;1)">
            <text:p/>
          </table:table-cell>
        </table:table-row>
        <table:table-row table:style-name="ro1">
          <table:table-cell office:value-type="float" office:value="745144" calcext:value-type="float">
            <text:p>745144</text:p>
          </table:table-cell>
          <table:table-cell table:number-columns-repeated="6"/>
          <table:table-cell table:formula="of:=IF(ISNUMBER([.B17]);SUM([.B17:.G17]);IF(ISBLANK([.B17]);&quot;&quot;;[.B17]))">
            <text:p/>
          </table:table-cell>
          <table:table-cell table:formula="of:=IF(OR([.B17]&gt;6;[.C17]&gt;4;[.D17]&gt;6;[.E17]&gt;12;[.F17]&gt;10;[.G17]&gt;12);&quot;Problème&quot;;&quot;&quot;)">
            <text:p/>
          </table:table-cell>
          <table:table-cell table:formula="of:=IF([.H17]=&quot;&quot;;&quot;&quot;;1)">
            <text:p/>
          </table:table-cell>
        </table:table-row>
        <table:table-row table:style-name="ro1">
          <table:table-cell office:value-type="float" office:value="745145" calcext:value-type="float">
            <text:p>745145</text:p>
          </table:table-cell>
          <table:table-cell table:number-columns-repeated="6"/>
          <table:table-cell table:formula="of:=IF(ISNUMBER([.B18]);SUM([.B18:.G18]);IF(ISBLANK([.B18]);&quot;&quot;;[.B18]))">
            <text:p/>
          </table:table-cell>
          <table:table-cell table:formula="of:=IF(OR([.B18]&gt;6;[.C18]&gt;4;[.D18]&gt;6;[.E18]&gt;12;[.F18]&gt;10;[.G18]&gt;12);&quot;Problème&quot;;&quot;&quot;)">
            <text:p/>
          </table:table-cell>
          <table:table-cell table:formula="of:=IF([.H18]=&quot;&quot;;&quot;&quot;;1)">
            <text:p/>
          </table:table-cell>
        </table:table-row>
        <table:table-row table:style-name="ro1">
          <table:table-cell office:value-type="float" office:value="745146" calcext:value-type="float">
            <text:p>745146</text:p>
          </table:table-cell>
          <table:table-cell table:number-columns-repeated="6"/>
          <table:table-cell table:formula="of:=IF(ISNUMBER([.B19]);SUM([.B19:.G19]);IF(ISBLANK([.B19]);&quot;&quot;;[.B19]))">
            <text:p/>
          </table:table-cell>
          <table:table-cell table:formula="of:=IF(OR([.B19]&gt;6;[.C19]&gt;4;[.D19]&gt;6;[.E19]&gt;12;[.F19]&gt;10;[.G19]&gt;12);&quot;Problème&quot;;&quot;&quot;)">
            <text:p/>
          </table:table-cell>
          <table:table-cell table:formula="of:=IF([.H19]=&quot;&quot;;&quot;&quot;;1)">
            <text:p/>
          </table:table-cell>
        </table:table-row>
        <table:table-row table:style-name="ro1">
          <table:table-cell office:value-type="float" office:value="745147" calcext:value-type="float">
            <text:p>745147</text:p>
          </table:table-cell>
          <table:table-cell table:number-columns-repeated="6"/>
          <table:table-cell table:formula="of:=IF(ISNUMBER([.B20]);SUM([.B20:.G20]);IF(ISBLANK([.B20]);&quot;&quot;;[.B20]))">
            <text:p/>
          </table:table-cell>
          <table:table-cell table:formula="of:=IF(OR([.B20]&gt;6;[.C20]&gt;4;[.D20]&gt;6;[.E20]&gt;12;[.F20]&gt;10;[.G20]&gt;12);&quot;Problème&quot;;&quot;&quot;)">
            <text:p/>
          </table:table-cell>
          <table:table-cell table:formula="of:=IF([.H20]=&quot;&quot;;&quot;&quot;;1)">
            <text:p/>
          </table:table-cell>
        </table:table-row>
        <table:table-row table:style-name="ro1">
          <table:table-cell office:value-type="float" office:value="745148" calcext:value-type="float">
            <text:p>745148</text:p>
          </table:table-cell>
          <table:table-cell table:number-columns-repeated="6"/>
          <table:table-cell table:formula="of:=IF(ISNUMBER([.B21]);SUM([.B21:.G21]);IF(ISBLANK([.B21]);&quot;&quot;;[.B21]))">
            <text:p/>
          </table:table-cell>
          <table:table-cell table:formula="of:=IF(OR([.B21]&gt;6;[.C21]&gt;4;[.D21]&gt;6;[.E21]&gt;12;[.F21]&gt;10;[.G21]&gt;12);&quot;Problème&quot;;&quot;&quot;)">
            <text:p/>
          </table:table-cell>
          <table:table-cell table:formula="of:=IF([.H21]=&quot;&quot;;&quot;&quot;;1)">
            <text:p/>
          </table:table-cell>
        </table:table-row>
        <table:table-row table:style-name="ro1">
          <table:table-cell office:value-type="float" office:value="745149" calcext:value-type="float">
            <text:p>745149</text:p>
          </table:table-cell>
          <table:table-cell table:number-columns-repeated="6"/>
          <table:table-cell table:formula="of:=IF(ISNUMBER([.B22]);SUM([.B22:.G22]);IF(ISBLANK([.B22]);&quot;&quot;;[.B22]))">
            <text:p/>
          </table:table-cell>
          <table:table-cell table:formula="of:=IF(OR([.B22]&gt;6;[.C22]&gt;4;[.D22]&gt;6;[.E22]&gt;12;[.F22]&gt;10;[.G22]&gt;12);&quot;Problème&quot;;&quot;&quot;)">
            <text:p/>
          </table:table-cell>
          <table:table-cell table:formula="of:=IF([.H22]=&quot;&quot;;&quot;&quot;;1)">
            <text:p/>
          </table:table-cell>
        </table:table-row>
        <table:table-row table:style-name="ro1">
          <table:table-cell office:value-type="float" office:value="745150" calcext:value-type="float">
            <text:p>745150</text:p>
          </table:table-cell>
          <table:table-cell table:number-columns-repeated="6"/>
          <table:table-cell table:formula="of:=IF(ISNUMBER([.B23]);SUM([.B23:.G23]);IF(ISBLANK([.B23]);&quot;&quot;;[.B23]))">
            <text:p/>
          </table:table-cell>
          <table:table-cell table:formula="of:=IF(OR([.B23]&gt;6;[.C23]&gt;4;[.D23]&gt;6;[.E23]&gt;12;[.F23]&gt;10;[.G23]&gt;12);&quot;Problème&quot;;&quot;&quot;)">
            <text:p/>
          </table:table-cell>
          <table:table-cell table:formula="of:=IF([.H23]=&quot;&quot;;&quot;&quot;;1)">
            <text:p/>
          </table:table-cell>
        </table:table-row>
        <table:table-row table:style-name="ro1">
          <table:table-cell office:value-type="float" office:value="745151" calcext:value-type="float">
            <text:p>745151</text:p>
          </table:table-cell>
          <table:table-cell table:number-columns-repeated="6"/>
          <table:table-cell table:formula="of:=IF(ISNUMBER([.B24]);SUM([.B24:.G24]);IF(ISBLANK([.B24]);&quot;&quot;;[.B24]))">
            <text:p/>
          </table:table-cell>
          <table:table-cell table:formula="of:=IF(OR([.B24]&gt;6;[.C24]&gt;4;[.D24]&gt;6;[.E24]&gt;12;[.F24]&gt;10;[.G24]&gt;12);&quot;Problème&quot;;&quot;&quot;)">
            <text:p/>
          </table:table-cell>
          <table:table-cell table:formula="of:=IF([.H24]=&quot;&quot;;&quot;&quot;;1)">
            <text:p/>
          </table:table-cell>
        </table:table-row>
        <table:table-row table:style-name="ro1">
          <table:table-cell office:value-type="float" office:value="745152" calcext:value-type="float">
            <text:p>745152</text:p>
          </table:table-cell>
          <table:table-cell table:number-columns-repeated="6"/>
          <table:table-cell table:formula="of:=IF(ISNUMBER([.B25]);SUM([.B25:.G25]);IF(ISBLANK([.B25]);&quot;&quot;;[.B25]))">
            <text:p/>
          </table:table-cell>
          <table:table-cell table:formula="of:=IF(OR([.B25]&gt;6;[.C25]&gt;4;[.D25]&gt;6;[.E25]&gt;12;[.F25]&gt;10;[.G25]&gt;12);&quot;Problème&quot;;&quot;&quot;)">
            <text:p/>
          </table:table-cell>
          <table:table-cell table:formula="of:=IF([.H25]=&quot;&quot;;&quot;&quot;;1)">
            <text:p/>
          </table:table-cell>
        </table:table-row>
        <table:table-row table:style-name="ro1">
          <table:table-cell office:value-type="float" office:value="745153" calcext:value-type="float">
            <text:p>745153</text:p>
          </table:table-cell>
          <table:table-cell table:number-columns-repeated="6"/>
          <table:table-cell table:formula="of:=IF(ISNUMBER([.B26]);SUM([.B26:.G26]);IF(ISBLANK([.B26]);&quot;&quot;;[.B26]))">
            <text:p/>
          </table:table-cell>
          <table:table-cell table:formula="of:=IF(OR([.B26]&gt;6;[.C26]&gt;4;[.D26]&gt;6;[.E26]&gt;12;[.F26]&gt;10;[.G26]&gt;12);&quot;Problème&quot;;&quot;&quot;)">
            <text:p/>
          </table:table-cell>
          <table:table-cell table:formula="of:=IF([.H26]=&quot;&quot;;&quot;&quot;;1)">
            <text:p/>
          </table:table-cell>
        </table:table-row>
        <table:table-row table:style-name="ro1">
          <table:table-cell office:value-type="float" office:value="745154" calcext:value-type="float">
            <text:p>745154</text:p>
          </table:table-cell>
          <table:table-cell table:number-columns-repeated="6"/>
          <table:table-cell table:formula="of:=IF(ISNUMBER([.B27]);SUM([.B27:.G27]);IF(ISBLANK([.B27]);&quot;&quot;;[.B27]))">
            <text:p/>
          </table:table-cell>
          <table:table-cell table:formula="of:=IF(OR([.B27]&gt;6;[.C27]&gt;4;[.D27]&gt;6;[.E27]&gt;12;[.F27]&gt;10;[.G27]&gt;12);&quot;Problème&quot;;&quot;&quot;)">
            <text:p/>
          </table:table-cell>
          <table:table-cell table:formula="of:=IF([.H27]=&quot;&quot;;&quot;&quot;;1)">
            <text:p/>
          </table:table-cell>
        </table:table-row>
        <table:table-row table:style-name="ro1">
          <table:table-cell office:value-type="float" office:value="745155" calcext:value-type="float">
            <text:p>745155</text:p>
          </table:table-cell>
          <table:table-cell table:number-columns-repeated="6"/>
          <table:table-cell table:formula="of:=IF(ISNUMBER([.B28]);SUM([.B28:.G28]);IF(ISBLANK([.B28]);&quot;&quot;;[.B28]))">
            <text:p/>
          </table:table-cell>
          <table:table-cell table:formula="of:=IF(OR([.B28]&gt;6;[.C28]&gt;4;[.D28]&gt;6;[.E28]&gt;12;[.F28]&gt;10;[.G28]&gt;12);&quot;Problème&quot;;&quot;&quot;)">
            <text:p/>
          </table:table-cell>
          <table:table-cell table:formula="of:=IF([.H28]=&quot;&quot;;&quot;&quot;;1)">
            <text:p/>
          </table:table-cell>
        </table:table-row>
        <table:table-row table:style-name="ro1">
          <table:table-cell office:value-type="float" office:value="745156" calcext:value-type="float">
            <text:p>74515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NUMBER([.B29]);SUM([.B29:.G29]);IF(ISBLANK([.B29]);&quot;&quot;;[.B29]))" office:value-type="float" office:value="0.5" calcext:value-type="float">
            <text:p>0.5</text:p>
          </table:table-cell>
          <table:table-cell table:formula="of:=IF(OR([.B29]&gt;6;[.C29]&gt;4;[.D29]&gt;6;[.E29]&gt;12;[.F29]&gt;10;[.G29]&gt;12);&quot;Problème&quot;;&quot;&quot;)">
            <text:p/>
          </table:table-cell>
          <table:table-cell table:formula="of:=IF([.H2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57" calcext:value-type="float">
            <text:p>745157</text:p>
          </table:table-cell>
          <table:table-cell table:number-columns-repeated="6"/>
          <table:table-cell table:formula="of:=IF(ISNUMBER([.B30]);SUM([.B30:.G30]);IF(ISBLANK([.B30]);&quot;&quot;;[.B30]))">
            <text:p/>
          </table:table-cell>
          <table:table-cell table:formula="of:=IF(OR([.B30]&gt;6;[.C30]&gt;4;[.D30]&gt;6;[.E30]&gt;12;[.F30]&gt;10;[.G30]&gt;12);&quot;Problème&quot;;&quot;&quot;)">
            <text:p/>
          </table:table-cell>
          <table:table-cell table:formula="of:=IF([.H30]=&quot;&quot;;&quot;&quot;;1)">
            <text:p/>
          </table:table-cell>
        </table:table-row>
        <table:table-row table:style-name="ro1">
          <table:table-cell office:value-type="float" office:value="745158" calcext:value-type="float">
            <text:p>745158</text:p>
          </table:table-cell>
          <table:table-cell table:number-columns-repeated="6"/>
          <table:table-cell table:formula="of:=IF(ISNUMBER([.B31]);SUM([.B31:.G31]);IF(ISBLANK([.B31]);&quot;&quot;;[.B31]))">
            <text:p/>
          </table:table-cell>
          <table:table-cell table:formula="of:=IF(OR([.B31]&gt;6;[.C31]&gt;4;[.D31]&gt;6;[.E31]&gt;12;[.F31]&gt;10;[.G31]&gt;12);&quot;Problème&quot;;&quot;&quot;)">
            <text:p/>
          </table:table-cell>
          <table:table-cell table:formula="of:=IF([.H31]=&quot;&quot;;&quot;&quot;;1)">
            <text:p/>
          </table:table-cell>
        </table:table-row>
        <table:table-row table:style-name="ro1">
          <table:table-cell office:value-type="float" office:value="745159" calcext:value-type="float">
            <text:p>745159</text:p>
          </table:table-cell>
          <table:table-cell table:number-columns-repeated="6"/>
          <table:table-cell table:formula="of:=IF(ISNUMBER([.B32]);SUM([.B32:.G32]);IF(ISBLANK([.B32]);&quot;&quot;;[.B32]))">
            <text:p/>
          </table:table-cell>
          <table:table-cell table:formula="of:=IF(OR([.B32]&gt;6;[.C32]&gt;4;[.D32]&gt;6;[.E32]&gt;12;[.F32]&gt;10;[.G32]&gt;12);&quot;Problème&quot;;&quot;&quot;)">
            <text:p/>
          </table:table-cell>
          <table:table-cell table:formula="of:=IF([.H32]=&quot;&quot;;&quot;&quot;;1)">
            <text:p/>
          </table:table-cell>
        </table:table-row>
        <table:table-row table:style-name="ro1">
          <table:table-cell office:value-type="float" office:value="745160" calcext:value-type="float">
            <text:p>7451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NUMBER([.B33]);SUM([.B33:.G33]);IF(ISBLANK([.B33]);&quot;&quot;;[.B33]))" office:value-type="float" office:value="2" calcext:value-type="float">
            <text:p>2</text:p>
          </table:table-cell>
          <table:table-cell table:formula="of:=IF(OR([.B33]&gt;6;[.C33]&gt;4;[.D33]&gt;6;[.E33]&gt;12;[.F33]&gt;10;[.G33]&gt;12);&quot;Problème&quot;;&quot;&quot;)">
            <text:p/>
          </table:table-cell>
          <table:table-cell table:formula="of:=IF([.H3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61" calcext:value-type="float">
            <text:p>745161</text:p>
          </table:table-cell>
          <table:table-cell table:number-columns-repeated="6"/>
          <table:table-cell table:formula="of:=IF(ISNUMBER([.B34]);SUM([.B34:.G34]);IF(ISBLANK([.B34]);&quot;&quot;;[.B34]))">
            <text:p/>
          </table:table-cell>
          <table:table-cell table:formula="of:=IF(OR([.B34]&gt;6;[.C34]&gt;4;[.D34]&gt;6;[.E34]&gt;12;[.F34]&gt;10;[.G34]&gt;12);&quot;Problème&quot;;&quot;&quot;)">
            <text:p/>
          </table:table-cell>
          <table:table-cell table:formula="of:=IF([.H34]=&quot;&quot;;&quot;&quot;;1)">
            <text:p/>
          </table:table-cell>
        </table:table-row>
        <table:table-row table:style-name="ro1">
          <table:table-cell office:value-type="float" office:value="745162" calcext:value-type="float">
            <text:p>745162</text:p>
          </table:table-cell>
          <table:table-cell table:number-columns-repeated="6"/>
          <table:table-cell table:formula="of:=IF(ISNUMBER([.B35]);SUM([.B35:.G35]);IF(ISBLANK([.B35]);&quot;&quot;;[.B35]))">
            <text:p/>
          </table:table-cell>
          <table:table-cell table:formula="of:=IF(OR([.B35]&gt;6;[.C35]&gt;4;[.D35]&gt;6;[.E35]&gt;12;[.F35]&gt;10;[.G35]&gt;12);&quot;Problème&quot;;&quot;&quot;)">
            <text:p/>
          </table:table-cell>
          <table:table-cell table:formula="of:=IF([.H35]=&quot;&quot;;&quot;&quot;;1)">
            <text:p/>
          </table:table-cell>
        </table:table-row>
        <table:table-row table:style-name="ro1">
          <table:table-cell office:value-type="float" office:value="745163" calcext:value-type="float">
            <text:p>745163</text:p>
          </table:table-cell>
          <table:table-cell table:number-columns-repeated="6"/>
          <table:table-cell table:formula="of:=IF(ISNUMBER([.B36]);SUM([.B36:.G36]);IF(ISBLANK([.B36]);&quot;&quot;;[.B36]))">
            <text:p/>
          </table:table-cell>
          <table:table-cell table:formula="of:=IF(OR([.B36]&gt;6;[.C36]&gt;4;[.D36]&gt;6;[.E36]&gt;12;[.F36]&gt;10;[.G36]&gt;12);&quot;Problème&quot;;&quot;&quot;)">
            <text:p/>
          </table:table-cell>
          <table:table-cell table:formula="of:=IF([.H36]=&quot;&quot;;&quot;&quot;;1)">
            <text:p/>
          </table:table-cell>
        </table:table-row>
        <table:table-row table:style-name="ro1">
          <table:table-cell office:value-type="float" office:value="745164" calcext:value-type="float">
            <text:p>745164</text:p>
          </table:table-cell>
          <table:table-cell table:number-columns-repeated="6"/>
          <table:table-cell table:formula="of:=IF(ISNUMBER([.B37]);SUM([.B37:.G37]);IF(ISBLANK([.B37]);&quot;&quot;;[.B37]))">
            <text:p/>
          </table:table-cell>
          <table:table-cell table:formula="of:=IF(OR([.B37]&gt;6;[.C37]&gt;4;[.D37]&gt;6;[.E37]&gt;12;[.F37]&gt;10;[.G37]&gt;12);&quot;Problème&quot;;&quot;&quot;)">
            <text:p/>
          </table:table-cell>
          <table:table-cell table:formula="of:=IF([.H37]=&quot;&quot;;&quot;&quot;;1)">
            <text:p/>
          </table:table-cell>
        </table:table-row>
        <table:table-row table:style-name="ro1">
          <table:table-cell office:value-type="float" office:value="745165" calcext:value-type="float">
            <text:p>745165</text:p>
          </table:table-cell>
          <table:table-cell table:number-columns-repeated="6"/>
          <table:table-cell table:formula="of:=IF(ISNUMBER([.B38]);SUM([.B38:.G38]);IF(ISBLANK([.B38]);&quot;&quot;;[.B38]))">
            <text:p/>
          </table:table-cell>
          <table:table-cell table:formula="of:=IF(OR([.B38]&gt;6;[.C38]&gt;4;[.D38]&gt;6;[.E38]&gt;12;[.F38]&gt;10;[.G38]&gt;12);&quot;Problème&quot;;&quot;&quot;)">
            <text:p/>
          </table:table-cell>
          <table:table-cell table:formula="of:=IF([.H38]=&quot;&quot;;&quot;&quot;;1)">
            <text:p/>
          </table:table-cell>
        </table:table-row>
        <table:table-row table:style-name="ro1">
          <table:table-cell office:value-type="float" office:value="745166" calcext:value-type="float">
            <text:p>745166</text:p>
          </table:table-cell>
          <table:table-cell table:number-columns-repeated="6"/>
          <table:table-cell table:formula="of:=IF(ISNUMBER([.B39]);SUM([.B39:.G39]);IF(ISBLANK([.B39]);&quot;&quot;;[.B39]))">
            <text:p/>
          </table:table-cell>
          <table:table-cell table:formula="of:=IF(OR([.B39]&gt;6;[.C39]&gt;4;[.D39]&gt;6;[.E39]&gt;12;[.F39]&gt;10;[.G39]&gt;12);&quot;Problème&quot;;&quot;&quot;)">
            <text:p/>
          </table:table-cell>
          <table:table-cell table:formula="of:=IF([.H39]=&quot;&quot;;&quot;&quot;;1)">
            <text:p/>
          </table:table-cell>
        </table:table-row>
        <table:table-row table:style-name="ro1">
          <table:table-cell office:value-type="float" office:value="745167" calcext:value-type="float">
            <text:p>745167</text:p>
          </table:table-cell>
          <table:table-cell table:number-columns-repeated="6"/>
          <table:table-cell table:formula="of:=IF(ISNUMBER([.B40]);SUM([.B40:.G40]);IF(ISBLANK([.B40]);&quot;&quot;;[.B40]))">
            <text:p/>
          </table:table-cell>
          <table:table-cell table:formula="of:=IF(OR([.B40]&gt;6;[.C40]&gt;4;[.D40]&gt;6;[.E40]&gt;12;[.F40]&gt;10;[.G40]&gt;12);&quot;Problème&quot;;&quot;&quot;)">
            <text:p/>
          </table:table-cell>
          <table:table-cell table:formula="of:=IF([.H40]=&quot;&quot;;&quot;&quot;;1)">
            <text:p/>
          </table:table-cell>
        </table:table-row>
        <table:table-row table:style-name="ro1">
          <table:table-cell office:value-type="float" office:value="745168" calcext:value-type="float">
            <text:p>745168</text:p>
          </table:table-cell>
          <table:table-cell table:number-columns-repeated="6"/>
          <table:table-cell table:formula="of:=IF(ISNUMBER([.B41]);SUM([.B41:.G41]);IF(ISBLANK([.B41]);&quot;&quot;;[.B41]))">
            <text:p/>
          </table:table-cell>
          <table:table-cell table:formula="of:=IF(OR([.B41]&gt;6;[.C41]&gt;4;[.D41]&gt;6;[.E41]&gt;12;[.F41]&gt;10;[.G41]&gt;12);&quot;Problème&quot;;&quot;&quot;)">
            <text:p/>
          </table:table-cell>
          <table:table-cell table:formula="of:=IF([.H41]=&quot;&quot;;&quot;&quot;;1)">
            <text:p/>
          </table:table-cell>
        </table:table-row>
        <table:table-row table:style-name="ro1">
          <table:table-cell office:value-type="float" office:value="745169" calcext:value-type="float">
            <text:p>745169</text:p>
          </table:table-cell>
          <table:table-cell table:number-columns-repeated="6"/>
          <table:table-cell table:formula="of:=IF(ISNUMBER([.B42]);SUM([.B42:.G42]);IF(ISBLANK([.B42]);&quot;&quot;;[.B42]))">
            <text:p/>
          </table:table-cell>
          <table:table-cell table:formula="of:=IF(OR([.B42]&gt;6;[.C42]&gt;4;[.D42]&gt;6;[.E42]&gt;12;[.F42]&gt;10;[.G42]&gt;12);&quot;Problème&quot;;&quot;&quot;)">
            <text:p/>
          </table:table-cell>
          <table:table-cell table:formula="of:=IF([.H42]=&quot;&quot;;&quot;&quot;;1)">
            <text:p/>
          </table:table-cell>
        </table:table-row>
        <table:table-row table:style-name="ro1">
          <table:table-cell office:value-type="float" office:value="745170" calcext:value-type="float">
            <text:p>745170</text:p>
          </table:table-cell>
          <table:table-cell table:number-columns-repeated="6"/>
          <table:table-cell table:formula="of:=IF(ISNUMBER([.B43]);SUM([.B43:.G43]);IF(ISBLANK([.B43]);&quot;&quot;;[.B43]))">
            <text:p/>
          </table:table-cell>
          <table:table-cell table:formula="of:=IF(OR([.B43]&gt;6;[.C43]&gt;4;[.D43]&gt;6;[.E43]&gt;12;[.F43]&gt;10;[.G43]&gt;12);&quot;Problème&quot;;&quot;&quot;)">
            <text:p/>
          </table:table-cell>
          <table:table-cell table:formula="of:=IF([.H43]=&quot;&quot;;&quot;&quot;;1)">
            <text:p/>
          </table:table-cell>
        </table:table-row>
        <table:table-row table:style-name="ro1">
          <table:table-cell office:value-type="float" office:value="745171" calcext:value-type="float">
            <text:p>745171</text:p>
          </table:table-cell>
          <table:table-cell table:number-columns-repeated="6"/>
          <table:table-cell table:formula="of:=IF(ISNUMBER([.B44]);SUM([.B44:.G44]);IF(ISBLANK([.B44]);&quot;&quot;;[.B44]))">
            <text:p/>
          </table:table-cell>
          <table:table-cell table:formula="of:=IF(OR([.B44]&gt;6;[.C44]&gt;4;[.D44]&gt;6;[.E44]&gt;12;[.F44]&gt;10;[.G44]&gt;12);&quot;Problème&quot;;&quot;&quot;)">
            <text:p/>
          </table:table-cell>
          <table:table-cell table:formula="of:=IF([.H44]=&quot;&quot;;&quot;&quot;;1)">
            <text:p/>
          </table:table-cell>
        </table:table-row>
        <table:table-row table:style-name="ro1">
          <table:table-cell office:value-type="float" office:value="745172" calcext:value-type="float">
            <text:p>74517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NUMBER([.B45]);SUM([.B45:.G45]);IF(ISBLANK([.B45]);&quot;&quot;;[.B45]))" office:value-type="float" office:value="17.5" calcext:value-type="float">
            <text:p>17.5</text:p>
          </table:table-cell>
          <table:table-cell table:formula="of:=IF(OR([.B45]&gt;6;[.C45]&gt;4;[.D45]&gt;6;[.E45]&gt;12;[.F45]&gt;10;[.G45]&gt;12);&quot;Problème&quot;;&quot;&quot;)">
            <text:p/>
          </table:table-cell>
          <table:table-cell table:formula="of:=IF([.H4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73" calcext:value-type="float">
            <text:p>745173</text:p>
          </table:table-cell>
          <table:table-cell table:number-columns-repeated="6"/>
          <table:table-cell table:formula="of:=IF(ISNUMBER([.B46]);SUM([.B46:.G46]);IF(ISBLANK([.B46]);&quot;&quot;;[.B46]))">
            <text:p/>
          </table:table-cell>
          <table:table-cell table:formula="of:=IF(OR([.B46]&gt;6;[.C46]&gt;4;[.D46]&gt;6;[.E46]&gt;12;[.F46]&gt;10;[.G46]&gt;12);&quot;Problème&quot;;&quot;&quot;)">
            <text:p/>
          </table:table-cell>
          <table:table-cell table:formula="of:=IF([.H46]=&quot;&quot;;&quot;&quot;;1)">
            <text:p/>
          </table:table-cell>
        </table:table-row>
        <table:table-row table:style-name="ro1">
          <table:table-cell office:value-type="float" office:value="745174" calcext:value-type="float">
            <text:p>745174</text:p>
          </table:table-cell>
          <table:table-cell table:number-columns-repeated="6"/>
          <table:table-cell table:formula="of:=IF(ISNUMBER([.B47]);SUM([.B47:.G47]);IF(ISBLANK([.B47]);&quot;&quot;;[.B47]))">
            <text:p/>
          </table:table-cell>
          <table:table-cell table:formula="of:=IF(OR([.B47]&gt;6;[.C47]&gt;4;[.D47]&gt;6;[.E47]&gt;12;[.F47]&gt;10;[.G47]&gt;12);&quot;Problème&quot;;&quot;&quot;)">
            <text:p/>
          </table:table-cell>
          <table:table-cell table:formula="of:=IF([.H47]=&quot;&quot;;&quot;&quot;;1)">
            <text:p/>
          </table:table-cell>
        </table:table-row>
        <table:table-row table:style-name="ro1">
          <table:table-cell office:value-type="float" office:value="745175" calcext:value-type="float">
            <text:p>745175</text:p>
          </table:table-cell>
          <table:table-cell table:number-columns-repeated="6"/>
          <table:table-cell table:formula="of:=IF(ISNUMBER([.B48]);SUM([.B48:.G48]);IF(ISBLANK([.B48]);&quot;&quot;;[.B48]))">
            <text:p/>
          </table:table-cell>
          <table:table-cell table:formula="of:=IF(OR([.B48]&gt;6;[.C48]&gt;4;[.D48]&gt;6;[.E48]&gt;12;[.F48]&gt;10;[.G48]&gt;12);&quot;Problème&quot;;&quot;&quot;)">
            <text:p/>
          </table:table-cell>
          <table:table-cell table:formula="of:=IF([.H48]=&quot;&quot;;&quot;&quot;;1)">
            <text:p/>
          </table:table-cell>
        </table:table-row>
        <table:table-row table:style-name="ro1">
          <table:table-cell office:value-type="float" office:value="745176" calcext:value-type="float">
            <text:p>745176</text:p>
          </table:table-cell>
          <table:table-cell table:number-columns-repeated="6"/>
          <table:table-cell table:formula="of:=IF(ISNUMBER([.B49]);SUM([.B49:.G49]);IF(ISBLANK([.B49]);&quot;&quot;;[.B49]))">
            <text:p/>
          </table:table-cell>
          <table:table-cell table:formula="of:=IF(OR([.B49]&gt;6;[.C49]&gt;4;[.D49]&gt;6;[.E49]&gt;12;[.F49]&gt;10;[.G49]&gt;12);&quot;Problème&quot;;&quot;&quot;)">
            <text:p/>
          </table:table-cell>
          <table:table-cell table:formula="of:=IF([.H49]=&quot;&quot;;&quot;&quot;;1)">
            <text:p/>
          </table:table-cell>
        </table:table-row>
        <table:table-row table:style-name="ro1">
          <table:table-cell office:value-type="float" office:value="745177" calcext:value-type="float">
            <text:p>745177</text:p>
          </table:table-cell>
          <table:table-cell table:number-columns-repeated="6"/>
          <table:table-cell table:formula="of:=IF(ISNUMBER([.B50]);SUM([.B50:.G50]);IF(ISBLANK([.B50]);&quot;&quot;;[.B50]))">
            <text:p/>
          </table:table-cell>
          <table:table-cell table:formula="of:=IF(OR([.B50]&gt;6;[.C50]&gt;4;[.D50]&gt;6;[.E50]&gt;12;[.F50]&gt;10;[.G50]&gt;12);&quot;Problème&quot;;&quot;&quot;)">
            <text:p/>
          </table:table-cell>
          <table:table-cell table:formula="of:=IF([.H50]=&quot;&quot;;&quot;&quot;;1)">
            <text:p/>
          </table:table-cell>
        </table:table-row>
        <table:table-row table:style-name="ro1">
          <table:table-cell office:value-type="float" office:value="745178" calcext:value-type="float">
            <text:p>745178</text:p>
          </table:table-cell>
          <table:table-cell table:number-columns-repeated="6"/>
          <table:table-cell table:formula="of:=IF(ISNUMBER([.B51]);SUM([.B51:.G51]);IF(ISBLANK([.B51]);&quot;&quot;;[.B51]))">
            <text:p/>
          </table:table-cell>
          <table:table-cell table:formula="of:=IF(OR([.B51]&gt;6;[.C51]&gt;4;[.D51]&gt;6;[.E51]&gt;12;[.F51]&gt;10;[.G51]&gt;12);&quot;Problème&quot;;&quot;&quot;)">
            <text:p/>
          </table:table-cell>
          <table:table-cell table:formula="of:=IF([.H51]=&quot;&quot;;&quot;&quot;;1)">
            <text:p/>
          </table:table-cell>
        </table:table-row>
        <table:table-row table:style-name="ro1">
          <table:table-cell office:value-type="float" office:value="745179" calcext:value-type="float">
            <text:p>745179</text:p>
          </table:table-cell>
          <table:table-cell table:number-columns-repeated="6"/>
          <table:table-cell table:formula="of:=IF(ISNUMBER([.B52]);SUM([.B52:.G52]);IF(ISBLANK([.B52]);&quot;&quot;;[.B52]))">
            <text:p/>
          </table:table-cell>
          <table:table-cell table:formula="of:=IF(OR([.B52]&gt;6;[.C52]&gt;4;[.D52]&gt;6;[.E52]&gt;12;[.F52]&gt;10;[.G52]&gt;12);&quot;Problème&quot;;&quot;&quot;)">
            <text:p/>
          </table:table-cell>
          <table:table-cell table:formula="of:=IF([.H52]=&quot;&quot;;&quot;&quot;;1)">
            <text:p/>
          </table:table-cell>
        </table:table-row>
        <table:table-row table:style-name="ro1">
          <table:table-cell office:value-type="float" office:value="745180" calcext:value-type="float">
            <text:p>745180</text:p>
          </table:table-cell>
          <table:table-cell table:number-columns-repeated="6"/>
          <table:table-cell table:formula="of:=IF(ISNUMBER([.B53]);SUM([.B53:.G53]);IF(ISBLANK([.B53]);&quot;&quot;;[.B53]))">
            <text:p/>
          </table:table-cell>
          <table:table-cell table:formula="of:=IF(OR([.B53]&gt;6;[.C53]&gt;4;[.D53]&gt;6;[.E53]&gt;12;[.F53]&gt;10;[.G53]&gt;12);&quot;Problème&quot;;&quot;&quot;)">
            <text:p/>
          </table:table-cell>
          <table:table-cell table:formula="of:=IF([.H53]=&quot;&quot;;&quot;&quot;;1)">
            <text:p/>
          </table:table-cell>
        </table:table-row>
        <table:table-row table:style-name="ro1">
          <table:table-cell office:value-type="float" office:value="745181" calcext:value-type="float">
            <text:p>745181</text:p>
          </table:table-cell>
          <table:table-cell table:number-columns-repeated="6"/>
          <table:table-cell table:formula="of:=IF(ISNUMBER([.B54]);SUM([.B54:.G54]);IF(ISBLANK([.B54]);&quot;&quot;;[.B54]))">
            <text:p/>
          </table:table-cell>
          <table:table-cell table:formula="of:=IF(OR([.B54]&gt;6;[.C54]&gt;4;[.D54]&gt;6;[.E54]&gt;12;[.F54]&gt;10;[.G54]&gt;12);&quot;Problème&quot;;&quot;&quot;)">
            <text:p/>
          </table:table-cell>
          <table:table-cell table:formula="of:=IF([.H54]=&quot;&quot;;&quot;&quot;;1)">
            <text:p/>
          </table:table-cell>
        </table:table-row>
        <table:table-row table:style-name="ro1">
          <table:table-cell office:value-type="float" office:value="745182" calcext:value-type="float">
            <text:p>745182</text:p>
          </table:table-cell>
          <table:table-cell table:number-columns-repeated="6"/>
          <table:table-cell table:formula="of:=IF(ISNUMBER([.B55]);SUM([.B55:.G55]);IF(ISBLANK([.B55]);&quot;&quot;;[.B55]))">
            <text:p/>
          </table:table-cell>
          <table:table-cell table:formula="of:=IF(OR([.B55]&gt;6;[.C55]&gt;4;[.D55]&gt;6;[.E55]&gt;12;[.F55]&gt;10;[.G55]&gt;12);&quot;Problème&quot;;&quot;&quot;)">
            <text:p/>
          </table:table-cell>
          <table:table-cell table:formula="of:=IF([.H55]=&quot;&quot;;&quot;&quot;;1)">
            <text:p/>
          </table:table-cell>
        </table:table-row>
        <table:table-row table:style-name="ro1">
          <table:table-cell office:value-type="float" office:value="745183" calcext:value-type="float">
            <text:p>745183</text:p>
          </table:table-cell>
          <table:table-cell table:number-columns-repeated="6"/>
          <table:table-cell table:formula="of:=IF(ISNUMBER([.B56]);SUM([.B56:.G56]);IF(ISBLANK([.B56]);&quot;&quot;;[.B56]))">
            <text:p/>
          </table:table-cell>
          <table:table-cell table:formula="of:=IF(OR([.B56]&gt;6;[.C56]&gt;4;[.D56]&gt;6;[.E56]&gt;12;[.F56]&gt;10;[.G56]&gt;12);&quot;Problème&quot;;&quot;&quot;)">
            <text:p/>
          </table:table-cell>
          <table:table-cell table:formula="of:=IF([.H56]=&quot;&quot;;&quot;&quot;;1)">
            <text:p/>
          </table:table-cell>
        </table:table-row>
        <table:table-row table:style-name="ro1">
          <table:table-cell office:value-type="float" office:value="745184" calcext:value-type="float">
            <text:p>745184</text:p>
          </table:table-cell>
          <table:table-cell table:number-columns-repeated="6"/>
          <table:table-cell table:formula="of:=IF(ISNUMBER([.B57]);SUM([.B57:.G57]);IF(ISBLANK([.B57]);&quot;&quot;;[.B57]))">
            <text:p/>
          </table:table-cell>
          <table:table-cell table:formula="of:=IF(OR([.B57]&gt;6;[.C57]&gt;4;[.D57]&gt;6;[.E57]&gt;12;[.F57]&gt;10;[.G57]&gt;12);&quot;Problème&quot;;&quot;&quot;)">
            <text:p/>
          </table:table-cell>
          <table:table-cell table:formula="of:=IF([.H57]=&quot;&quot;;&quot;&quot;;1)">
            <text:p/>
          </table:table-cell>
        </table:table-row>
        <table:table-row table:style-name="ro1">
          <table:table-cell office:value-type="float" office:value="745185" calcext:value-type="float">
            <text:p>745185</text:p>
          </table:table-cell>
          <table:table-cell table:number-columns-repeated="6"/>
          <table:table-cell table:formula="of:=IF(ISNUMBER([.B58]);SUM([.B58:.G58]);IF(ISBLANK([.B58]);&quot;&quot;;[.B58]))">
            <text:p/>
          </table:table-cell>
          <table:table-cell table:formula="of:=IF(OR([.B58]&gt;6;[.C58]&gt;4;[.D58]&gt;6;[.E58]&gt;12;[.F58]&gt;10;[.G58]&gt;12);&quot;Problème&quot;;&quot;&quot;)">
            <text:p/>
          </table:table-cell>
          <table:table-cell table:formula="of:=IF([.H58]=&quot;&quot;;&quot;&quot;;1)">
            <text:p/>
          </table:table-cell>
        </table:table-row>
        <table:table-row table:style-name="ro1">
          <table:table-cell office:value-type="float" office:value="745186" calcext:value-type="float">
            <text:p>745186</text:p>
          </table:table-cell>
          <table:table-cell table:number-columns-repeated="6"/>
          <table:table-cell table:formula="of:=IF(ISNUMBER([.B59]);SUM([.B59:.G59]);IF(ISBLANK([.B59]);&quot;&quot;;[.B59]))">
            <text:p/>
          </table:table-cell>
          <table:table-cell table:formula="of:=IF(OR([.B59]&gt;6;[.C59]&gt;4;[.D59]&gt;6;[.E59]&gt;12;[.F59]&gt;10;[.G59]&gt;12);&quot;Problème&quot;;&quot;&quot;)">
            <text:p/>
          </table:table-cell>
          <table:table-cell table:formula="of:=IF([.H59]=&quot;&quot;;&quot;&quot;;1)">
            <text:p/>
          </table:table-cell>
        </table:table-row>
        <table:table-row table:style-name="ro1">
          <table:table-cell office:value-type="float" office:value="745187" calcext:value-type="float">
            <text:p>745187</text:p>
          </table:table-cell>
          <table:table-cell table:number-columns-repeated="6"/>
          <table:table-cell table:formula="of:=IF(ISNUMBER([.B60]);SUM([.B60:.G60]);IF(ISBLANK([.B60]);&quot;&quot;;[.B60]))">
            <text:p/>
          </table:table-cell>
          <table:table-cell table:formula="of:=IF(OR([.B60]&gt;6;[.C60]&gt;4;[.D60]&gt;6;[.E60]&gt;12;[.F60]&gt;10;[.G60]&gt;12);&quot;Problème&quot;;&quot;&quot;)">
            <text:p/>
          </table:table-cell>
          <table:table-cell table:formula="of:=IF([.H60]=&quot;&quot;;&quot;&quot;;1)">
            <text:p/>
          </table:table-cell>
        </table:table-row>
        <table:table-row table:style-name="ro1">
          <table:table-cell office:value-type="float" office:value="745188" calcext:value-type="float">
            <text:p>745188</text:p>
          </table:table-cell>
          <table:table-cell table:number-columns-repeated="6"/>
          <table:table-cell table:formula="of:=IF(ISNUMBER([.B61]);SUM([.B61:.G61]);IF(ISBLANK([.B61]);&quot;&quot;;[.B61]))">
            <text:p/>
          </table:table-cell>
          <table:table-cell table:formula="of:=IF(OR([.B61]&gt;6;[.C61]&gt;4;[.D61]&gt;6;[.E61]&gt;12;[.F61]&gt;10;[.G61]&gt;12);&quot;Problème&quot;;&quot;&quot;)">
            <text:p/>
          </table:table-cell>
          <table:table-cell table:formula="of:=IF([.H61]=&quot;&quot;;&quot;&quot;;1)">
            <text:p/>
          </table:table-cell>
        </table:table-row>
        <table:table-row table:style-name="ro1">
          <table:table-cell office:value-type="float" office:value="745189" calcext:value-type="float">
            <text:p>745189</text:p>
          </table:table-cell>
          <table:table-cell table:number-columns-repeated="6"/>
          <table:table-cell table:formula="of:=IF(ISNUMBER([.B62]);SUM([.B62:.G62]);IF(ISBLANK([.B62]);&quot;&quot;;[.B62]))">
            <text:p/>
          </table:table-cell>
          <table:table-cell table:formula="of:=IF(OR([.B62]&gt;6;[.C62]&gt;4;[.D62]&gt;6;[.E62]&gt;12;[.F62]&gt;10;[.G62]&gt;12);&quot;Problème&quot;;&quot;&quot;)">
            <text:p/>
          </table:table-cell>
          <table:table-cell table:formula="of:=IF([.H62]=&quot;&quot;;&quot;&quot;;1)">
            <text:p/>
          </table:table-cell>
        </table:table-row>
        <table:table-row table:style-name="ro1">
          <table:table-cell office:value-type="float" office:value="745190" calcext:value-type="float">
            <text:p>745190</text:p>
          </table:table-cell>
          <table:table-cell table:number-columns-repeated="6"/>
          <table:table-cell table:formula="of:=IF(ISNUMBER([.B63]);SUM([.B63:.G63]);IF(ISBLANK([.B63]);&quot;&quot;;[.B63]))">
            <text:p/>
          </table:table-cell>
          <table:table-cell table:formula="of:=IF(OR([.B63]&gt;6;[.C63]&gt;4;[.D63]&gt;6;[.E63]&gt;12;[.F63]&gt;10;[.G63]&gt;12);&quot;Problème&quot;;&quot;&quot;)">
            <text:p/>
          </table:table-cell>
          <table:table-cell table:formula="of:=IF([.H63]=&quot;&quot;;&quot;&quot;;1)">
            <text:p/>
          </table:table-cell>
        </table:table-row>
        <table:table-row table:style-name="ro1">
          <table:table-cell office:value-type="float" office:value="745191" calcext:value-type="float">
            <text:p>7451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ISNUMBER([.B64]);SUM([.B64:.G64]);IF(ISBLANK([.B64]);&quot;&quot;;[.B64]))" office:value-type="float" office:value="20" calcext:value-type="float">
            <text:p>20</text:p>
          </table:table-cell>
          <table:table-cell table:formula="of:=IF(OR([.B64]&gt;6;[.C64]&gt;4;[.D64]&gt;6;[.E64]&gt;12;[.F64]&gt;10;[.G64]&gt;12);&quot;Problème&quot;;&quot;&quot;)">
            <text:p/>
          </table:table-cell>
          <table:table-cell table:formula="of:=IF([.H6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92" calcext:value-type="float">
            <text:p>745192</text:p>
          </table:table-cell>
          <table:table-cell table:number-columns-repeated="6"/>
          <table:table-cell table:formula="of:=IF(ISNUMBER([.B65]);SUM([.B65:.G65]);IF(ISBLANK([.B65]);&quot;&quot;;[.B65]))">
            <text:p/>
          </table:table-cell>
          <table:table-cell table:formula="of:=IF(OR([.B65]&gt;6;[.C65]&gt;4;[.D65]&gt;6;[.E65]&gt;12;[.F65]&gt;10;[.G65]&gt;12);&quot;Problème&quot;;&quot;&quot;)">
            <text:p/>
          </table:table-cell>
          <table:table-cell table:formula="of:=IF([.H65]=&quot;&quot;;&quot;&quot;;1)">
            <text:p/>
          </table:table-cell>
        </table:table-row>
        <table:table-row table:style-name="ro1">
          <table:table-cell office:value-type="float" office:value="745193" calcext:value-type="float">
            <text:p>745193</text:p>
          </table:table-cell>
          <table:table-cell table:number-columns-repeated="6"/>
          <table:table-cell table:formula="of:=IF(ISNUMBER([.B66]);SUM([.B66:.G66]);IF(ISBLANK([.B66]);&quot;&quot;;[.B66]))">
            <text:p/>
          </table:table-cell>
          <table:table-cell table:formula="of:=IF(OR([.B66]&gt;6;[.C66]&gt;4;[.D66]&gt;6;[.E66]&gt;12;[.F66]&gt;10;[.G66]&gt;12);&quot;Problème&quot;;&quot;&quot;)">
            <text:p/>
          </table:table-cell>
          <table:table-cell table:formula="of:=IF([.H66]=&quot;&quot;;&quot;&quot;;1)">
            <text:p/>
          </table:table-cell>
        </table:table-row>
        <table:table-row table:style-name="ro1">
          <table:table-cell office:value-type="float" office:value="745194" calcext:value-type="float">
            <text:p>745194</text:p>
          </table:table-cell>
          <table:table-cell table:number-columns-repeated="6"/>
          <table:table-cell table:formula="of:=IF(ISNUMBER([.B67]);SUM([.B67:.G67]);IF(ISBLANK([.B67]);&quot;&quot;;[.B67]))">
            <text:p/>
          </table:table-cell>
          <table:table-cell table:formula="of:=IF(OR([.B67]&gt;6;[.C67]&gt;4;[.D67]&gt;6;[.E67]&gt;12;[.F67]&gt;10;[.G67]&gt;12);&quot;Problème&quot;;&quot;&quot;)">
            <text:p/>
          </table:table-cell>
          <table:table-cell table:formula="of:=IF([.H67]=&quot;&quot;;&quot;&quot;;1)">
            <text:p/>
          </table:table-cell>
        </table:table-row>
        <table:table-row table:style-name="ro1">
          <table:table-cell office:value-type="float" office:value="745195" calcext:value-type="float">
            <text:p>745195</text:p>
          </table:table-cell>
          <table:table-cell table:number-columns-repeated="6"/>
          <table:table-cell table:formula="of:=IF(ISNUMBER([.B68]);SUM([.B68:.G68]);IF(ISBLANK([.B68]);&quot;&quot;;[.B68]))">
            <text:p/>
          </table:table-cell>
          <table:table-cell table:formula="of:=IF(OR([.B68]&gt;6;[.C68]&gt;4;[.D68]&gt;6;[.E68]&gt;12;[.F68]&gt;10;[.G68]&gt;12);&quot;Problème&quot;;&quot;&quot;)">
            <text:p/>
          </table:table-cell>
          <table:table-cell table:formula="of:=IF([.H68]=&quot;&quot;;&quot;&quot;;1)">
            <text:p/>
          </table:table-cell>
        </table:table-row>
        <table:table-row table:style-name="ro1">
          <table:table-cell office:value-type="float" office:value="745196" calcext:value-type="float">
            <text:p>745196</text:p>
          </table:table-cell>
          <table:table-cell table:number-columns-repeated="6"/>
          <table:table-cell table:formula="of:=IF(ISNUMBER([.B69]);SUM([.B69:.G69]);IF(ISBLANK([.B69]);&quot;&quot;;[.B69]))">
            <text:p/>
          </table:table-cell>
          <table:table-cell table:formula="of:=IF(OR([.B69]&gt;6;[.C69]&gt;4;[.D69]&gt;6;[.E69]&gt;12;[.F69]&gt;10;[.G69]&gt;12);&quot;Problème&quot;;&quot;&quot;)">
            <text:p/>
          </table:table-cell>
          <table:table-cell table:formula="of:=IF([.H69]=&quot;&quot;;&quot;&quot;;1)">
            <text:p/>
          </table:table-cell>
        </table:table-row>
        <table:table-row table:style-name="ro1">
          <table:table-cell office:value-type="float" office:value="745197" calcext:value-type="float">
            <text:p>745197</text:p>
          </table:table-cell>
          <table:table-cell table:number-columns-repeated="6"/>
          <table:table-cell table:formula="of:=IF(ISNUMBER([.B70]);SUM([.B70:.G70]);IF(ISBLANK([.B70]);&quot;&quot;;[.B70]))">
            <text:p/>
          </table:table-cell>
          <table:table-cell table:formula="of:=IF(OR([.B70]&gt;6;[.C70]&gt;4;[.D70]&gt;6;[.E70]&gt;12;[.F70]&gt;10;[.G70]&gt;12);&quot;Problème&quot;;&quot;&quot;)">
            <text:p/>
          </table:table-cell>
          <table:table-cell table:formula="of:=IF([.H70]=&quot;&quot;;&quot;&quot;;1)">
            <text:p/>
          </table:table-cell>
        </table:table-row>
        <table:table-row table:style-name="ro1">
          <table:table-cell office:value-type="float" office:value="745198" calcext:value-type="float">
            <text:p>745198</text:p>
          </table:table-cell>
          <table:table-cell table:number-columns-repeated="6"/>
          <table:table-cell table:formula="of:=IF(ISNUMBER([.B71]);SUM([.B71:.G71]);IF(ISBLANK([.B71]);&quot;&quot;;[.B71]))">
            <text:p/>
          </table:table-cell>
          <table:table-cell table:formula="of:=IF(OR([.B71]&gt;6;[.C71]&gt;4;[.D71]&gt;6;[.E71]&gt;12;[.F71]&gt;10;[.G71]&gt;12);&quot;Problème&quot;;&quot;&quot;)">
            <text:p/>
          </table:table-cell>
          <table:table-cell table:formula="of:=IF([.H71]=&quot;&quot;;&quot;&quot;;1)">
            <text:p/>
          </table:table-cell>
        </table:table-row>
        <table:table-row table:style-name="ro1">
          <table:table-cell office:value-type="float" office:value="745199" calcext:value-type="float">
            <text:p>745199</text:p>
          </table:table-cell>
          <table:table-cell table:number-columns-repeated="6"/>
          <table:table-cell table:formula="of:=IF(ISNUMBER([.B72]);SUM([.B72:.G72]);IF(ISBLANK([.B72]);&quot;&quot;;[.B72]))">
            <text:p/>
          </table:table-cell>
          <table:table-cell table:formula="of:=IF(OR([.B72]&gt;6;[.C72]&gt;4;[.D72]&gt;6;[.E72]&gt;12;[.F72]&gt;10;[.G72]&gt;12);&quot;Problème&quot;;&quot;&quot;)">
            <text:p/>
          </table:table-cell>
          <table:table-cell table:formula="of:=IF([.H72]=&quot;&quot;;&quot;&quot;;1)">
            <text:p/>
          </table:table-cell>
        </table:table-row>
        <table:table-row table:style-name="ro1">
          <table:table-cell office:value-type="float" office:value="745200" calcext:value-type="float">
            <text:p>745200</text:p>
          </table:table-cell>
          <table:table-cell table:number-columns-repeated="6"/>
          <table:table-cell table:formula="of:=IF(ISNUMBER([.B73]);SUM([.B73:.G73]);IF(ISBLANK([.B73]);&quot;&quot;;[.B73]))">
            <text:p/>
          </table:table-cell>
          <table:table-cell table:formula="of:=IF(OR([.B73]&gt;6;[.C73]&gt;4;[.D73]&gt;6;[.E73]&gt;12;[.F73]&gt;10;[.G73]&gt;12);&quot;Problème&quot;;&quot;&quot;)">
            <text:p/>
          </table:table-cell>
          <table:table-cell table:formula="of:=IF([.H73]=&quot;&quot;;&quot;&quot;;1)">
            <text:p/>
          </table:table-cell>
        </table:table-row>
        <table:table-row table:style-name="ro1">
          <table:table-cell office:value-type="float" office:value="745201" calcext:value-type="float">
            <text:p>745201</text:p>
          </table:table-cell>
          <table:table-cell table:number-columns-repeated="6"/>
          <table:table-cell table:formula="of:=IF(ISNUMBER([.B74]);SUM([.B74:.G74]);IF(ISBLANK([.B74]);&quot;&quot;;[.B74]))">
            <text:p/>
          </table:table-cell>
          <table:table-cell table:formula="of:=IF(OR([.B74]&gt;6;[.C74]&gt;4;[.D74]&gt;6;[.E74]&gt;12;[.F74]&gt;10;[.G74]&gt;12);&quot;Problème&quot;;&quot;&quot;)">
            <text:p/>
          </table:table-cell>
          <table:table-cell table:formula="of:=IF([.H74]=&quot;&quot;;&quot;&quot;;1)">
            <text:p/>
          </table:table-cell>
        </table:table-row>
        <table:table-row table:style-name="ro1">
          <table:table-cell office:value-type="float" office:value="745202" calcext:value-type="float">
            <text:p>745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ISNUMBER([.B75]);SUM([.B75:.G75]);IF(ISBLANK([.B75]);&quot;&quot;;[.B75]))" office:value-type="float" office:value="21" calcext:value-type="float">
            <text:p>21</text:p>
          </table:table-cell>
          <table:table-cell table:formula="of:=IF(OR([.B75]&gt;6;[.C75]&gt;4;[.D75]&gt;6;[.E75]&gt;12;[.F75]&gt;10;[.G75]&gt;12);&quot;Problème&quot;;&quot;&quot;)">
            <text:p/>
          </table:table-cell>
          <table:table-cell table:formula="of:=IF([.H7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03" calcext:value-type="float">
            <text:p>745203</text:p>
          </table:table-cell>
          <table:table-cell table:number-columns-repeated="6"/>
          <table:table-cell table:formula="of:=IF(ISNUMBER([.B76]);SUM([.B76:.G76]);IF(ISBLANK([.B76]);&quot;&quot;;[.B76]))">
            <text:p/>
          </table:table-cell>
          <table:table-cell table:formula="of:=IF(OR([.B76]&gt;6;[.C76]&gt;4;[.D76]&gt;6;[.E76]&gt;12;[.F76]&gt;10;[.G76]&gt;12);&quot;Problème&quot;;&quot;&quot;)">
            <text:p/>
          </table:table-cell>
          <table:table-cell table:formula="of:=IF([.H76]=&quot;&quot;;&quot;&quot;;1)">
            <text:p/>
          </table:table-cell>
        </table:table-row>
        <table:table-row table:style-name="ro1">
          <table:table-cell office:value-type="float" office:value="745204" calcext:value-type="float">
            <text:p>745204</text:p>
          </table:table-cell>
          <table:table-cell table:number-columns-repeated="6"/>
          <table:table-cell table:formula="of:=IF(ISNUMBER([.B77]);SUM([.B77:.G77]);IF(ISBLANK([.B77]);&quot;&quot;;[.B77]))">
            <text:p/>
          </table:table-cell>
          <table:table-cell table:formula="of:=IF(OR([.B77]&gt;6;[.C77]&gt;4;[.D77]&gt;6;[.E77]&gt;12;[.F77]&gt;10;[.G77]&gt;12);&quot;Problème&quot;;&quot;&quot;)">
            <text:p/>
          </table:table-cell>
          <table:table-cell table:formula="of:=IF([.H77]=&quot;&quot;;&quot;&quot;;1)">
            <text:p/>
          </table:table-cell>
        </table:table-row>
        <table:table-row table:style-name="ro1">
          <table:table-cell office:value-type="float" office:value="745205" calcext:value-type="float">
            <text:p>745205</text:p>
          </table:table-cell>
          <table:table-cell table:number-columns-repeated="6"/>
          <table:table-cell table:formula="of:=IF(ISNUMBER([.B78]);SUM([.B78:.G78]);IF(ISBLANK([.B78]);&quot;&quot;;[.B78]))">
            <text:p/>
          </table:table-cell>
          <table:table-cell table:formula="of:=IF(OR([.B78]&gt;6;[.C78]&gt;4;[.D78]&gt;6;[.E78]&gt;12;[.F78]&gt;10;[.G78]&gt;12);&quot;Problème&quot;;&quot;&quot;)">
            <text:p/>
          </table:table-cell>
          <table:table-cell table:formula="of:=IF([.H78]=&quot;&quot;;&quot;&quot;;1)">
            <text:p/>
          </table:table-cell>
        </table:table-row>
        <table:table-row table:style-name="ro1">
          <table:table-cell office:value-type="float" office:value="745206" calcext:value-type="float">
            <text:p>7452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ISNUMBER([.B79]);SUM([.B79:.G79]);IF(ISBLANK([.B79]);&quot;&quot;;[.B79]))" office:value-type="float" office:value="16.5" calcext:value-type="float">
            <text:p>16.5</text:p>
          </table:table-cell>
          <table:table-cell table:formula="of:=IF(OR([.B79]&gt;6;[.C79]&gt;4;[.D79]&gt;6;[.E79]&gt;12;[.F79]&gt;10;[.G79]&gt;12);&quot;Problème&quot;;&quot;&quot;)">
            <text:p/>
          </table:table-cell>
          <table:table-cell table:formula="of:=IF([.H7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07" calcext:value-type="float">
            <text:p>745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ISNUMBER([.B80]);SUM([.B80:.G80]);IF(ISBLANK([.B80]);&quot;&quot;;[.B80]))" office:value-type="float" office:value="42" calcext:value-type="float">
            <text:p>42</text:p>
          </table:table-cell>
          <table:table-cell table:formula="of:=IF(OR([.B80]&gt;6;[.C80]&gt;4;[.D80]&gt;6;[.E80]&gt;12;[.F80]&gt;10;[.G80]&gt;12);&quot;Problème&quot;;&quot;&quot;)">
            <text:p/>
          </table:table-cell>
          <table:table-cell table:formula="of:=IF([.H8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08" calcext:value-type="float">
            <text:p>745208</text:p>
          </table:table-cell>
          <table:table-cell table:number-columns-repeated="6"/>
          <table:table-cell table:formula="of:=IF(ISNUMBER([.B81]);SUM([.B81:.G81]);IF(ISBLANK([.B81]);&quot;&quot;;[.B81]))">
            <text:p/>
          </table:table-cell>
          <table:table-cell table:formula="of:=IF(OR([.B81]&gt;6;[.C81]&gt;4;[.D81]&gt;6;[.E81]&gt;12;[.F81]&gt;10;[.G81]&gt;12);&quot;Problème&quot;;&quot;&quot;)">
            <text:p/>
          </table:table-cell>
          <table:table-cell table:formula="of:=IF([.H81]=&quot;&quot;;&quot;&quot;;1)">
            <text:p/>
          </table:table-cell>
        </table:table-row>
        <table:table-row table:style-name="ro1">
          <table:table-cell office:value-type="float" office:value="745209" calcext:value-type="float">
            <text:p>745209</text:p>
          </table:table-cell>
          <table:table-cell table:number-columns-repeated="6"/>
          <table:table-cell table:formula="of:=IF(ISNUMBER([.B82]);SUM([.B82:.G82]);IF(ISBLANK([.B82]);&quot;&quot;;[.B82]))">
            <text:p/>
          </table:table-cell>
          <table:table-cell table:formula="of:=IF(OR([.B82]&gt;6;[.C82]&gt;4;[.D82]&gt;6;[.E82]&gt;12;[.F82]&gt;10;[.G82]&gt;12);&quot;Problème&quot;;&quot;&quot;)">
            <text:p/>
          </table:table-cell>
          <table:table-cell table:formula="of:=IF([.H82]=&quot;&quot;;&quot;&quot;;1)">
            <text:p/>
          </table:table-cell>
        </table:table-row>
        <table:table-row table:style-name="ro1">
          <table:table-cell office:value-type="float" office:value="745210" calcext:value-type="float">
            <text:p>745210</text:p>
          </table:table-cell>
          <table:table-cell table:number-columns-repeated="6"/>
          <table:table-cell table:formula="of:=IF(ISNUMBER([.B83]);SUM([.B83:.G83]);IF(ISBLANK([.B83]);&quot;&quot;;[.B83]))">
            <text:p/>
          </table:table-cell>
          <table:table-cell table:formula="of:=IF(OR([.B83]&gt;6;[.C83]&gt;4;[.D83]&gt;6;[.E83]&gt;12;[.F83]&gt;10;[.G83]&gt;12);&quot;Problème&quot;;&quot;&quot;)">
            <text:p/>
          </table:table-cell>
          <table:table-cell table:formula="of:=IF([.H83]=&quot;&quot;;&quot;&quot;;1)">
            <text:p/>
          </table:table-cell>
        </table:table-row>
        <table:table-row table:style-name="ro1">
          <table:table-cell office:value-type="float" office:value="745211" calcext:value-type="float">
            <text:p>745211</text:p>
          </table:table-cell>
          <table:table-cell table:number-columns-repeated="6"/>
          <table:table-cell table:formula="of:=IF(ISNUMBER([.B84]);SUM([.B84:.G84]);IF(ISBLANK([.B84]);&quot;&quot;;[.B84]))">
            <text:p/>
          </table:table-cell>
          <table:table-cell table:formula="of:=IF(OR([.B84]&gt;6;[.C84]&gt;4;[.D84]&gt;6;[.E84]&gt;12;[.F84]&gt;10;[.G84]&gt;12);&quot;Problème&quot;;&quot;&quot;)">
            <text:p/>
          </table:table-cell>
          <table:table-cell table:formula="of:=IF([.H84]=&quot;&quot;;&quot;&quot;;1)">
            <text:p/>
          </table:table-cell>
        </table:table-row>
        <table:table-row table:style-name="ro1">
          <table:table-cell office:value-type="float" office:value="745212" calcext:value-type="float">
            <text:p>745212</text:p>
          </table:table-cell>
          <table:table-cell table:number-columns-repeated="6"/>
          <table:table-cell table:formula="of:=IF(ISNUMBER([.B85]);SUM([.B85:.G85]);IF(ISBLANK([.B85]);&quot;&quot;;[.B85]))">
            <text:p/>
          </table:table-cell>
          <table:table-cell table:formula="of:=IF(OR([.B85]&gt;6;[.C85]&gt;4;[.D85]&gt;6;[.E85]&gt;12;[.F85]&gt;10;[.G85]&gt;12);&quot;Problème&quot;;&quot;&quot;)">
            <text:p/>
          </table:table-cell>
          <table:table-cell table:formula="of:=IF([.H85]=&quot;&quot;;&quot;&quot;;1)">
            <text:p/>
          </table:table-cell>
        </table:table-row>
        <table:table-row table:style-name="ro1">
          <table:table-cell office:value-type="float" office:value="745213" calcext:value-type="float">
            <text:p>745213</text:p>
          </table:table-cell>
          <table:table-cell table:number-columns-repeated="6"/>
          <table:table-cell table:formula="of:=IF(ISNUMBER([.B86]);SUM([.B86:.G86]);IF(ISBLANK([.B86]);&quot;&quot;;[.B86]))">
            <text:p/>
          </table:table-cell>
          <table:table-cell table:formula="of:=IF(OR([.B86]&gt;6;[.C86]&gt;4;[.D86]&gt;6;[.E86]&gt;12;[.F86]&gt;10;[.G86]&gt;12);&quot;Problème&quot;;&quot;&quot;)">
            <text:p/>
          </table:table-cell>
          <table:table-cell table:formula="of:=IF([.H86]=&quot;&quot;;&quot;&quot;;1)">
            <text:p/>
          </table:table-cell>
        </table:table-row>
        <table:table-row table:style-name="ro1">
          <table:table-cell office:value-type="float" office:value="745214" calcext:value-type="float">
            <text:p>745214</text:p>
          </table:table-cell>
          <table:table-cell table:number-columns-repeated="6"/>
          <table:table-cell table:formula="of:=IF(ISNUMBER([.B87]);SUM([.B87:.G87]);IF(ISBLANK([.B87]);&quot;&quot;;[.B87]))">
            <text:p/>
          </table:table-cell>
          <table:table-cell table:formula="of:=IF(OR([.B87]&gt;6;[.C87]&gt;4;[.D87]&gt;6;[.E87]&gt;12;[.F87]&gt;10;[.G87]&gt;12);&quot;Problème&quot;;&quot;&quot;)">
            <text:p/>
          </table:table-cell>
          <table:table-cell table:formula="of:=IF([.H87]=&quot;&quot;;&quot;&quot;;1)">
            <text:p/>
          </table:table-cell>
        </table:table-row>
        <table:table-row table:style-name="ro1">
          <table:table-cell office:value-type="float" office:value="745215" calcext:value-type="float">
            <text:p>745215</text:p>
          </table:table-cell>
          <table:table-cell table:number-columns-repeated="6"/>
          <table:table-cell table:formula="of:=IF(ISNUMBER([.B88]);SUM([.B88:.G88]);IF(ISBLANK([.B88]);&quot;&quot;;[.B88]))">
            <text:p/>
          </table:table-cell>
          <table:table-cell table:formula="of:=IF(OR([.B88]&gt;6;[.C88]&gt;4;[.D88]&gt;6;[.E88]&gt;12;[.F88]&gt;10;[.G88]&gt;12);&quot;Problème&quot;;&quot;&quot;)">
            <text:p/>
          </table:table-cell>
          <table:table-cell table:formula="of:=IF([.H88]=&quot;&quot;;&quot;&quot;;1)">
            <text:p/>
          </table:table-cell>
        </table:table-row>
        <table:table-row table:style-name="ro1">
          <table:table-cell office:value-type="float" office:value="745216" calcext:value-type="float">
            <text:p>745216</text:p>
          </table:table-cell>
          <table:table-cell table:number-columns-repeated="6"/>
          <table:table-cell table:formula="of:=IF(ISNUMBER([.B89]);SUM([.B89:.G89]);IF(ISBLANK([.B89]);&quot;&quot;;[.B89]))">
            <text:p/>
          </table:table-cell>
          <table:table-cell table:formula="of:=IF(OR([.B89]&gt;6;[.C89]&gt;4;[.D89]&gt;6;[.E89]&gt;12;[.F89]&gt;10;[.G89]&gt;12);&quot;Problème&quot;;&quot;&quot;)">
            <text:p/>
          </table:table-cell>
          <table:table-cell table:formula="of:=IF([.H89]=&quot;&quot;;&quot;&quot;;1)">
            <text:p/>
          </table:table-cell>
        </table:table-row>
        <table:table-row table:style-name="ro1">
          <table:table-cell office:value-type="float" office:value="745217" calcext:value-type="float">
            <text:p>745217</text:p>
          </table:table-cell>
          <table:table-cell table:number-columns-repeated="6"/>
          <table:table-cell table:formula="of:=IF(ISNUMBER([.B90]);SUM([.B90:.G90]);IF(ISBLANK([.B90]);&quot;&quot;;[.B90]))">
            <text:p/>
          </table:table-cell>
          <table:table-cell table:formula="of:=IF(OR([.B90]&gt;6;[.C90]&gt;4;[.D90]&gt;6;[.E90]&gt;12;[.F90]&gt;10;[.G90]&gt;12);&quot;Problème&quot;;&quot;&quot;)">
            <text:p/>
          </table:table-cell>
          <table:table-cell table:formula="of:=IF([.H90]=&quot;&quot;;&quot;&quot;;1)">
            <text:p/>
          </table:table-cell>
        </table:table-row>
        <table:table-row table:style-name="ro1">
          <table:table-cell office:value-type="float" office:value="745218" calcext:value-type="float">
            <text:p>745218</text:p>
          </table:table-cell>
          <table:table-cell table:number-columns-repeated="6"/>
          <table:table-cell table:formula="of:=IF(ISNUMBER([.B91]);SUM([.B91:.G91]);IF(ISBLANK([.B91]);&quot;&quot;;[.B91]))">
            <text:p/>
          </table:table-cell>
          <table:table-cell table:formula="of:=IF(OR([.B91]&gt;6;[.C91]&gt;4;[.D91]&gt;6;[.E91]&gt;12;[.F91]&gt;10;[.G91]&gt;12);&quot;Problème&quot;;&quot;&quot;)">
            <text:p/>
          </table:table-cell>
          <table:table-cell table:formula="of:=IF([.H91]=&quot;&quot;;&quot;&quot;;1)">
            <text:p/>
          </table:table-cell>
        </table:table-row>
        <table:table-row table:style-name="ro1">
          <table:table-cell office:value-type="float" office:value="745219" calcext:value-type="float">
            <text:p>745219</text:p>
          </table:table-cell>
          <table:table-cell table:number-columns-repeated="6"/>
          <table:table-cell table:formula="of:=IF(ISNUMBER([.B92]);SUM([.B92:.G92]);IF(ISBLANK([.B92]);&quot;&quot;;[.B92]))">
            <text:p/>
          </table:table-cell>
          <table:table-cell table:formula="of:=IF(OR([.B92]&gt;6;[.C92]&gt;4;[.D92]&gt;6;[.E92]&gt;12;[.F92]&gt;10;[.G92]&gt;12);&quot;Problème&quot;;&quot;&quot;)">
            <text:p/>
          </table:table-cell>
          <table:table-cell table:formula="of:=IF([.H92]=&quot;&quot;;&quot;&quot;;1)">
            <text:p/>
          </table:table-cell>
        </table:table-row>
        <table:table-row table:style-name="ro1">
          <table:table-cell office:value-type="float" office:value="745220" calcext:value-type="float">
            <text:p>745220</text:p>
          </table:table-cell>
          <table:table-cell table:number-columns-repeated="6"/>
          <table:table-cell table:formula="of:=IF(ISNUMBER([.B93]);SUM([.B93:.G93]);IF(ISBLANK([.B93]);&quot;&quot;;[.B93]))">
            <text:p/>
          </table:table-cell>
          <table:table-cell table:formula="of:=IF(OR([.B93]&gt;6;[.C93]&gt;4;[.D93]&gt;6;[.E93]&gt;12;[.F93]&gt;10;[.G93]&gt;12);&quot;Problème&quot;;&quot;&quot;)">
            <text:p/>
          </table:table-cell>
          <table:table-cell table:formula="of:=IF([.H93]=&quot;&quot;;&quot;&quot;;1)">
            <text:p/>
          </table:table-cell>
        </table:table-row>
        <table:table-row table:style-name="ro1">
          <table:table-cell office:value-type="float" office:value="745221" calcext:value-type="float">
            <text:p>745221</text:p>
          </table:table-cell>
          <table:table-cell table:number-columns-repeated="6"/>
          <table:table-cell table:formula="of:=IF(ISNUMBER([.B94]);SUM([.B94:.G94]);IF(ISBLANK([.B94]);&quot;&quot;;[.B94]))">
            <text:p/>
          </table:table-cell>
          <table:table-cell table:formula="of:=IF(OR([.B94]&gt;6;[.C94]&gt;4;[.D94]&gt;6;[.E94]&gt;12;[.F94]&gt;10;[.G94]&gt;12);&quot;Problème&quot;;&quot;&quot;)">
            <text:p/>
          </table:table-cell>
          <table:table-cell table:formula="of:=IF([.H94]=&quot;&quot;;&quot;&quot;;1)">
            <text:p/>
          </table:table-cell>
        </table:table-row>
        <table:table-row table:style-name="ro1">
          <table:table-cell office:value-type="float" office:value="745222" calcext:value-type="float">
            <text:p>745222</text:p>
          </table:table-cell>
          <table:table-cell table:number-columns-repeated="6"/>
          <table:table-cell table:formula="of:=IF(ISNUMBER([.B95]);SUM([.B95:.G95]);IF(ISBLANK([.B95]);&quot;&quot;;[.B95]))">
            <text:p/>
          </table:table-cell>
          <table:table-cell table:formula="of:=IF(OR([.B95]&gt;6;[.C95]&gt;4;[.D95]&gt;6;[.E95]&gt;12;[.F95]&gt;10;[.G95]&gt;12);&quot;Problème&quot;;&quot;&quot;)">
            <text:p/>
          </table:table-cell>
          <table:table-cell table:formula="of:=IF([.H95]=&quot;&quot;;&quot;&quot;;1)">
            <text:p/>
          </table:table-cell>
        </table:table-row>
        <table:table-row table:style-name="ro1">
          <table:table-cell office:value-type="float" office:value="745223" calcext:value-type="float">
            <text:p>745223</text:p>
          </table:table-cell>
          <table:table-cell table:number-columns-repeated="6"/>
          <table:table-cell table:formula="of:=IF(ISNUMBER([.B96]);SUM([.B96:.G96]);IF(ISBLANK([.B96]);&quot;&quot;;[.B96]))">
            <text:p/>
          </table:table-cell>
          <table:table-cell table:formula="of:=IF(OR([.B96]&gt;6;[.C96]&gt;4;[.D96]&gt;6;[.E96]&gt;12;[.F96]&gt;10;[.G96]&gt;12);&quot;Problème&quot;;&quot;&quot;)">
            <text:p/>
          </table:table-cell>
          <table:table-cell table:formula="of:=IF([.H96]=&quot;&quot;;&quot;&quot;;1)">
            <text:p/>
          </table:table-cell>
        </table:table-row>
        <table:table-row table:style-name="ro1">
          <table:table-cell office:value-type="float" office:value="745224" calcext:value-type="float">
            <text:p>745224</text:p>
          </table:table-cell>
          <table:table-cell table:number-columns-repeated="6"/>
          <table:table-cell table:formula="of:=IF(ISNUMBER([.B97]);SUM([.B97:.G97]);IF(ISBLANK([.B97]);&quot;&quot;;[.B97]))">
            <text:p/>
          </table:table-cell>
          <table:table-cell table:formula="of:=IF(OR([.B97]&gt;6;[.C97]&gt;4;[.D97]&gt;6;[.E97]&gt;12;[.F97]&gt;10;[.G97]&gt;12);&quot;Problème&quot;;&quot;&quot;)">
            <text:p/>
          </table:table-cell>
          <table:table-cell table:formula="of:=IF([.H97]=&quot;&quot;;&quot;&quot;;1)">
            <text:p/>
          </table:table-cell>
        </table:table-row>
        <table:table-row table:style-name="ro1">
          <table:table-cell office:value-type="float" office:value="745225" calcext:value-type="float">
            <text:p>7452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formula="of:=IF(ISNUMBER([.B98]);SUM([.B98:.G98]);IF(ISBLANK([.B98]);&quot;&quot;;[.B98]))" office:value-type="float" office:value="42.5" calcext:value-type="float">
            <text:p>42.5</text:p>
          </table:table-cell>
          <table:table-cell table:formula="of:=IF(OR([.B98]&gt;6;[.C98]&gt;4;[.D98]&gt;6;[.E98]&gt;12;[.F98]&gt;10;[.G98]&gt;12);&quot;Problème&quot;;&quot;&quot;)">
            <text:p/>
          </table:table-cell>
          <table:table-cell table:formula="of:=IF([.H98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26" calcext:value-type="float">
            <text:p>745226</text:p>
          </table:table-cell>
          <table:table-cell table:number-columns-repeated="6"/>
          <table:table-cell table:formula="of:=IF(ISNUMBER([.B99]);SUM([.B99:.G99]);IF(ISBLANK([.B99]);&quot;&quot;;[.B99]))">
            <text:p/>
          </table:table-cell>
          <table:table-cell table:formula="of:=IF(OR([.B99]&gt;6;[.C99]&gt;4;[.D99]&gt;6;[.E99]&gt;12;[.F99]&gt;10;[.G99]&gt;12);&quot;Problème&quot;;&quot;&quot;)">
            <text:p/>
          </table:table-cell>
          <table:table-cell table:formula="of:=IF([.H99]=&quot;&quot;;&quot;&quot;;1)">
            <text:p/>
          </table:table-cell>
        </table:table-row>
        <table:table-row table:style-name="ro1">
          <table:table-cell office:value-type="float" office:value="745227" calcext:value-type="float">
            <text:p>745227</text:p>
          </table:table-cell>
          <table:table-cell table:number-columns-repeated="6"/>
          <table:table-cell table:formula="of:=IF(ISNUMBER([.B100]);SUM([.B100:.G100]);IF(ISBLANK([.B100]);&quot;&quot;;[.B100]))">
            <text:p/>
          </table:table-cell>
          <table:table-cell table:formula="of:=IF(OR([.B100]&gt;6;[.C100]&gt;4;[.D100]&gt;6;[.E100]&gt;12;[.F100]&gt;10;[.G100]&gt;12);&quot;Problème&quot;;&quot;&quot;)">
            <text:p/>
          </table:table-cell>
          <table:table-cell table:formula="of:=IF([.H100]=&quot;&quot;;&quot;&quot;;1)">
            <text:p/>
          </table:table-cell>
        </table:table-row>
        <table:table-row table:style-name="ro1">
          <table:table-cell office:value-type="float" office:value="745228" calcext:value-type="float">
            <text:p>745228</text:p>
          </table:table-cell>
          <table:table-cell table:number-columns-repeated="6"/>
          <table:table-cell table:formula="of:=IF(ISNUMBER([.B101]);SUM([.B101:.G101]);IF(ISBLANK([.B101]);&quot;&quot;;[.B101]))">
            <text:p/>
          </table:table-cell>
          <table:table-cell table:formula="of:=IF(OR([.B101]&gt;6;[.C101]&gt;4;[.D101]&gt;6;[.E101]&gt;12;[.F101]&gt;10;[.G101]&gt;12);&quot;Problème&quot;;&quot;&quot;)">
            <text:p/>
          </table:table-cell>
          <table:table-cell table:formula="of:=IF([.H101]=&quot;&quot;;&quot;&quot;;1)">
            <text:p/>
          </table:table-cell>
        </table:table-row>
        <table:table-row table:style-name="ro1">
          <table:table-cell office:value-type="float" office:value="745229" calcext:value-type="float">
            <text:p>745229</text:p>
          </table:table-cell>
          <table:table-cell table:number-columns-repeated="6"/>
          <table:table-cell table:formula="of:=IF(ISNUMBER([.B102]);SUM([.B102:.G102]);IF(ISBLANK([.B102]);&quot;&quot;;[.B102]))">
            <text:p/>
          </table:table-cell>
          <table:table-cell table:formula="of:=IF(OR([.B102]&gt;6;[.C102]&gt;4;[.D102]&gt;6;[.E102]&gt;12;[.F102]&gt;10;[.G102]&gt;12);&quot;Problème&quot;;&quot;&quot;)">
            <text:p/>
          </table:table-cell>
          <table:table-cell table:formula="of:=IF([.H102]=&quot;&quot;;&quot;&quot;;1)">
            <text:p/>
          </table:table-cell>
        </table:table-row>
        <table:table-row table:style-name="ro1">
          <table:table-cell office:value-type="float" office:value="745230" calcext:value-type="float">
            <text:p>745230</text:p>
          </table:table-cell>
          <table:table-cell table:number-columns-repeated="6"/>
          <table:table-cell table:formula="of:=IF(ISNUMBER([.B103]);SUM([.B103:.G103]);IF(ISBLANK([.B103]);&quot;&quot;;[.B103]))">
            <text:p/>
          </table:table-cell>
          <table:table-cell table:formula="of:=IF(OR([.B103]&gt;6;[.C103]&gt;4;[.D103]&gt;6;[.E103]&gt;12;[.F103]&gt;10;[.G103]&gt;12);&quot;Problème&quot;;&quot;&quot;)">
            <text:p/>
          </table:table-cell>
          <table:table-cell table:formula="of:=IF([.H103]=&quot;&quot;;&quot;&quot;;1)">
            <text:p/>
          </table:table-cell>
        </table:table-row>
        <table:table-row table:style-name="ro1">
          <table:table-cell office:value-type="float" office:value="745231" calcext:value-type="float">
            <text:p>745231</text:p>
          </table:table-cell>
          <table:table-cell table:number-columns-repeated="6"/>
          <table:table-cell table:formula="of:=IF(ISNUMBER([.B104]);SUM([.B104:.G104]);IF(ISBLANK([.B104]);&quot;&quot;;[.B104]))">
            <text:p/>
          </table:table-cell>
          <table:table-cell table:formula="of:=IF(OR([.B104]&gt;6;[.C104]&gt;4;[.D104]&gt;6;[.E104]&gt;12;[.F104]&gt;10;[.G104]&gt;12);&quot;Problème&quot;;&quot;&quot;)">
            <text:p/>
          </table:table-cell>
          <table:table-cell table:formula="of:=IF([.H104]=&quot;&quot;;&quot;&quot;;1)">
            <text:p/>
          </table:table-cell>
        </table:table-row>
        <table:table-row table:style-name="ro1">
          <table:table-cell office:value-type="float" office:value="745232" calcext:value-type="float">
            <text:p>745232</text:p>
          </table:table-cell>
          <table:table-cell table:number-columns-repeated="6"/>
          <table:table-cell table:formula="of:=IF(ISNUMBER([.B105]);SUM([.B105:.G105]);IF(ISBLANK([.B105]);&quot;&quot;;[.B105]))">
            <text:p/>
          </table:table-cell>
          <table:table-cell table:formula="of:=IF(OR([.B105]&gt;6;[.C105]&gt;4;[.D105]&gt;6;[.E105]&gt;12;[.F105]&gt;10;[.G105]&gt;12);&quot;Problème&quot;;&quot;&quot;)">
            <text:p/>
          </table:table-cell>
          <table:table-cell table:formula="of:=IF([.H105]=&quot;&quot;;&quot;&quot;;1)">
            <text:p/>
          </table:table-cell>
        </table:table-row>
        <table:table-row table:style-name="ro1">
          <table:table-cell office:value-type="float" office:value="745233" calcext:value-type="float">
            <text:p>745233</text:p>
          </table:table-cell>
          <table:table-cell table:number-columns-repeated="6"/>
          <table:table-cell table:formula="of:=IF(ISNUMBER([.B106]);SUM([.B106:.G106]);IF(ISBLANK([.B106]);&quot;&quot;;[.B106]))">
            <text:p/>
          </table:table-cell>
          <table:table-cell table:formula="of:=IF(OR([.B106]&gt;6;[.C106]&gt;4;[.D106]&gt;6;[.E106]&gt;12;[.F106]&gt;10;[.G106]&gt;12);&quot;Problème&quot;;&quot;&quot;)">
            <text:p/>
          </table:table-cell>
          <table:table-cell table:formula="of:=IF([.H106]=&quot;&quot;;&quot;&quot;;1)">
            <text:p/>
          </table:table-cell>
        </table:table-row>
        <table:table-row table:style-name="ro1">
          <table:table-cell office:value-type="float" office:value="745234" calcext:value-type="float">
            <text:p>745234</text:p>
          </table:table-cell>
          <table:table-cell table:number-columns-repeated="6"/>
          <table:table-cell table:formula="of:=IF(ISNUMBER([.B107]);SUM([.B107:.G107]);IF(ISBLANK([.B107]);&quot;&quot;;[.B107]))">
            <text:p/>
          </table:table-cell>
          <table:table-cell table:formula="of:=IF(OR([.B107]&gt;6;[.C107]&gt;4;[.D107]&gt;6;[.E107]&gt;12;[.F107]&gt;10;[.G107]&gt;12);&quot;Problème&quot;;&quot;&quot;)">
            <text:p/>
          </table:table-cell>
          <table:table-cell table:formula="of:=IF([.H107]=&quot;&quot;;&quot;&quot;;1)">
            <text:p/>
          </table:table-cell>
        </table:table-row>
        <table:table-row table:style-name="ro1">
          <table:table-cell office:value-type="float" office:value="745235" calcext:value-type="float">
            <text:p>745235</text:p>
          </table:table-cell>
          <table:table-cell table:number-columns-repeated="6"/>
          <table:table-cell table:formula="of:=IF(ISNUMBER([.B108]);SUM([.B108:.G108]);IF(ISBLANK([.B108]);&quot;&quot;;[.B108]))">
            <text:p/>
          </table:table-cell>
          <table:table-cell table:formula="of:=IF(OR([.B108]&gt;6;[.C108]&gt;4;[.D108]&gt;6;[.E108]&gt;12;[.F108]&gt;10;[.G108]&gt;12);&quot;Problème&quot;;&quot;&quot;)">
            <text:p/>
          </table:table-cell>
          <table:table-cell table:formula="of:=IF([.H108]=&quot;&quot;;&quot;&quot;;1)">
            <text:p/>
          </table:table-cell>
        </table:table-row>
        <table:table-row table:style-name="ro1">
          <table:table-cell office:value-type="float" office:value="745236" calcext:value-type="float">
            <text:p>745236</text:p>
          </table:table-cell>
          <table:table-cell table:number-columns-repeated="6"/>
          <table:table-cell table:formula="of:=IF(ISNUMBER([.B109]);SUM([.B109:.G109]);IF(ISBLANK([.B109]);&quot;&quot;;[.B109]))">
            <text:p/>
          </table:table-cell>
          <table:table-cell table:formula="of:=IF(OR([.B109]&gt;6;[.C109]&gt;4;[.D109]&gt;6;[.E109]&gt;12;[.F109]&gt;10;[.G109]&gt;12);&quot;Problème&quot;;&quot;&quot;)">
            <text:p/>
          </table:table-cell>
          <table:table-cell table:formula="of:=IF([.H109]=&quot;&quot;;&quot;&quot;;1)">
            <text:p/>
          </table:table-cell>
        </table:table-row>
        <table:table-row table:style-name="ro1">
          <table:table-cell office:value-type="float" office:value="745237" calcext:value-type="float">
            <text:p>74523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NUMBER([.B110]);SUM([.B110:.G110]);IF(ISBLANK([.B110]);&quot;&quot;;[.B110]))" office:value-type="float" office:value="10.5" calcext:value-type="float">
            <text:p>10.5</text:p>
          </table:table-cell>
          <table:table-cell table:formula="of:=IF(OR([.B110]&gt;6;[.C110]&gt;4;[.D110]&gt;6;[.E110]&gt;12;[.F110]&gt;10;[.G110]&gt;12);&quot;Problème&quot;;&quot;&quot;)">
            <text:p/>
          </table:table-cell>
          <table:table-cell table:formula="of:=IF([.H11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38" calcext:value-type="float">
            <text:p>745238</text:p>
          </table:table-cell>
          <table:table-cell table:number-columns-repeated="6"/>
          <table:table-cell table:formula="of:=IF(ISNUMBER([.B111]);SUM([.B111:.G111]);IF(ISBLANK([.B111]);&quot;&quot;;[.B111]))">
            <text:p/>
          </table:table-cell>
          <table:table-cell table:formula="of:=IF(OR([.B111]&gt;6;[.C111]&gt;4;[.D111]&gt;6;[.E111]&gt;12;[.F111]&gt;10;[.G111]&gt;12);&quot;Problème&quot;;&quot;&quot;)">
            <text:p/>
          </table:table-cell>
          <table:table-cell table:formula="of:=IF([.H111]=&quot;&quot;;&quot;&quot;;1)">
            <text:p/>
          </table:table-cell>
        </table:table-row>
        <table:table-row table:style-name="ro1">
          <table:table-cell office:value-type="float" office:value="745239" calcext:value-type="float">
            <text:p>745239</text:p>
          </table:table-cell>
          <table:table-cell table:number-columns-repeated="6"/>
          <table:table-cell table:formula="of:=IF(ISNUMBER([.B112]);SUM([.B112:.G112]);IF(ISBLANK([.B112]);&quot;&quot;;[.B112]))">
            <text:p/>
          </table:table-cell>
          <table:table-cell table:formula="of:=IF(OR([.B112]&gt;6;[.C112]&gt;4;[.D112]&gt;6;[.E112]&gt;12;[.F112]&gt;10;[.G112]&gt;12);&quot;Problème&quot;;&quot;&quot;)">
            <text:p/>
          </table:table-cell>
          <table:table-cell table:formula="of:=IF([.H112]=&quot;&quot;;&quot;&quot;;1)">
            <text:p/>
          </table:table-cell>
        </table:table-row>
        <table:table-row table:style-name="ro1">
          <table:table-cell office:value-type="float" office:value="745240" calcext:value-type="float">
            <text:p>745240</text:p>
          </table:table-cell>
          <table:table-cell table:number-columns-repeated="6"/>
          <table:table-cell table:formula="of:=IF(ISNUMBER([.B113]);SUM([.B113:.G113]);IF(ISBLANK([.B113]);&quot;&quot;;[.B113]))">
            <text:p/>
          </table:table-cell>
          <table:table-cell table:formula="of:=IF(OR([.B113]&gt;6;[.C113]&gt;4;[.D113]&gt;6;[.E113]&gt;12;[.F113]&gt;10;[.G113]&gt;12);&quot;Problème&quot;;&quot;&quot;)">
            <text:p/>
          </table:table-cell>
          <table:table-cell table:formula="of:=IF([.H113]=&quot;&quot;;&quot;&quot;;1)">
            <text:p/>
          </table:table-cell>
        </table:table-row>
        <table:table-row table:style-name="ro1">
          <table:table-cell office:value-type="float" office:value="745241" calcext:value-type="float">
            <text:p>74524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NUMBER([.B114]);SUM([.B114:.G114]);IF(ISBLANK([.B114]);&quot;&quot;;[.B114]))" office:value-type="float" office:value="0" calcext:value-type="float">
            <text:p>0</text:p>
          </table:table-cell>
          <table:table-cell table:formula="of:=IF(OR([.B114]&gt;6;[.C114]&gt;4;[.D114]&gt;6;[.E114]&gt;12;[.F114]&gt;10;[.G114]&gt;12);&quot;Problème&quot;;&quot;&quot;)">
            <text:p/>
          </table:table-cell>
          <table:table-cell table:formula="of:=IF([.H11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42" calcext:value-type="float">
            <text:p>745242</text:p>
          </table:table-cell>
          <table:table-cell table:number-columns-repeated="6"/>
          <table:table-cell table:formula="of:=IF(ISNUMBER([.B115]);SUM([.B115:.G115]);IF(ISBLANK([.B115]);&quot;&quot;;[.B115]))">
            <text:p/>
          </table:table-cell>
          <table:table-cell table:formula="of:=IF(OR([.B115]&gt;6;[.C115]&gt;4;[.D115]&gt;6;[.E115]&gt;12;[.F115]&gt;10;[.G115]&gt;12);&quot;Problème&quot;;&quot;&quot;)">
            <text:p/>
          </table:table-cell>
          <table:table-cell table:formula="of:=IF([.H115]=&quot;&quot;;&quot;&quot;;1)">
            <text:p/>
          </table:table-cell>
        </table:table-row>
        <table:table-row table:style-name="ro1">
          <table:table-cell office:value-type="float" office:value="745243" calcext:value-type="float">
            <text:p>745243</text:p>
          </table:table-cell>
          <table:table-cell table:number-columns-repeated="6"/>
          <table:table-cell table:formula="of:=IF(ISNUMBER([.B116]);SUM([.B116:.G116]);IF(ISBLANK([.B116]);&quot;&quot;;[.B116]))">
            <text:p/>
          </table:table-cell>
          <table:table-cell table:formula="of:=IF(OR([.B116]&gt;6;[.C116]&gt;4;[.D116]&gt;6;[.E116]&gt;12;[.F116]&gt;10;[.G116]&gt;12);&quot;Problème&quot;;&quot;&quot;)">
            <text:p/>
          </table:table-cell>
          <table:table-cell table:formula="of:=IF([.H116]=&quot;&quot;;&quot;&quot;;1)">
            <text:p/>
          </table:table-cell>
        </table:table-row>
        <table:table-row table:style-name="ro1">
          <table:table-cell office:value-type="float" office:value="745244" calcext:value-type="float">
            <text:p>745244</text:p>
          </table:table-cell>
          <table:table-cell table:number-columns-repeated="6"/>
          <table:table-cell table:formula="of:=IF(ISNUMBER([.B117]);SUM([.B117:.G117]);IF(ISBLANK([.B117]);&quot;&quot;;[.B117]))">
            <text:p/>
          </table:table-cell>
          <table:table-cell table:formula="of:=IF(OR([.B117]&gt;6;[.C117]&gt;4;[.D117]&gt;6;[.E117]&gt;12;[.F117]&gt;10;[.G117]&gt;12);&quot;Problème&quot;;&quot;&quot;)">
            <text:p/>
          </table:table-cell>
          <table:table-cell table:formula="of:=IF([.H117]=&quot;&quot;;&quot;&quot;;1)">
            <text:p/>
          </table:table-cell>
        </table:table-row>
        <table:table-row table:style-name="ro1">
          <table:table-cell office:value-type="float" office:value="745245" calcext:value-type="float">
            <text:p>745245</text:p>
          </table:table-cell>
          <table:table-cell table:number-columns-repeated="6"/>
          <table:table-cell table:formula="of:=IF(ISNUMBER([.B118]);SUM([.B118:.G118]);IF(ISBLANK([.B118]);&quot;&quot;;[.B118]))">
            <text:p/>
          </table:table-cell>
          <table:table-cell table:formula="of:=IF(OR([.B118]&gt;6;[.C118]&gt;4;[.D118]&gt;6;[.E118]&gt;12;[.F118]&gt;10;[.G118]&gt;12);&quot;Problème&quot;;&quot;&quot;)">
            <text:p/>
          </table:table-cell>
          <table:table-cell table:formula="of:=IF([.H118]=&quot;&quot;;&quot;&quot;;1)">
            <text:p/>
          </table:table-cell>
        </table:table-row>
        <table:table-row table:style-name="ro1">
          <table:table-cell office:value-type="float" office:value="745246" calcext:value-type="float">
            <text:p>745246</text:p>
          </table:table-cell>
          <table:table-cell table:number-columns-repeated="6"/>
          <table:table-cell table:formula="of:=IF(ISNUMBER([.B119]);SUM([.B119:.G119]);IF(ISBLANK([.B119]);&quot;&quot;;[.B119]))">
            <text:p/>
          </table:table-cell>
          <table:table-cell table:formula="of:=IF(OR([.B119]&gt;6;[.C119]&gt;4;[.D119]&gt;6;[.E119]&gt;12;[.F119]&gt;10;[.G119]&gt;12);&quot;Problème&quot;;&quot;&quot;)">
            <text:p/>
          </table:table-cell>
          <table:table-cell table:formula="of:=IF([.H119]=&quot;&quot;;&quot;&quot;;1)">
            <text:p/>
          </table:table-cell>
        </table:table-row>
        <table:table-row table:style-name="ro1">
          <table:table-cell office:value-type="float" office:value="745247" calcext:value-type="float">
            <text:p>745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NUMBER([.B120]);SUM([.B120:.G120]);IF(ISBLANK([.B120]);&quot;&quot;;[.B120]))" office:value-type="float" office:value="3" calcext:value-type="float">
            <text:p>3</text:p>
          </table:table-cell>
          <table:table-cell table:formula="of:=IF(OR([.B120]&gt;6;[.C120]&gt;4;[.D120]&gt;6;[.E120]&gt;12;[.F120]&gt;10;[.G120]&gt;12);&quot;Problème&quot;;&quot;&quot;)">
            <text:p/>
          </table:table-cell>
          <table:table-cell table:formula="of:=IF([.H12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48" calcext:value-type="float">
            <text:p>745248</text:p>
          </table:table-cell>
          <table:table-cell table:number-columns-repeated="6"/>
          <table:table-cell table:formula="of:=IF(ISNUMBER([.B121]);SUM([.B121:.G121]);IF(ISBLANK([.B121]);&quot;&quot;;[.B121]))">
            <text:p/>
          </table:table-cell>
          <table:table-cell table:formula="of:=IF(OR([.B121]&gt;6;[.C121]&gt;4;[.D121]&gt;6;[.E121]&gt;12;[.F121]&gt;10;[.G121]&gt;12);&quot;Problème&quot;;&quot;&quot;)">
            <text:p/>
          </table:table-cell>
          <table:table-cell table:formula="of:=IF([.H121]=&quot;&quot;;&quot;&quot;;1)">
            <text:p/>
          </table:table-cell>
        </table:table-row>
        <table:table-row table:style-name="ro1">
          <table:table-cell office:value-type="float" office:value="745249" calcext:value-type="float">
            <text:p>745249</text:p>
          </table:table-cell>
          <table:table-cell table:number-columns-repeated="6"/>
          <table:table-cell table:formula="of:=IF(ISNUMBER([.B122]);SUM([.B122:.G122]);IF(ISBLANK([.B122]);&quot;&quot;;[.B122]))">
            <text:p/>
          </table:table-cell>
          <table:table-cell table:formula="of:=IF(OR([.B122]&gt;6;[.C122]&gt;4;[.D122]&gt;6;[.E122]&gt;12;[.F122]&gt;10;[.G122]&gt;12);&quot;Problème&quot;;&quot;&quot;)">
            <text:p/>
          </table:table-cell>
          <table:table-cell table:formula="of:=IF([.H122]=&quot;&quot;;&quot;&quot;;1)">
            <text:p/>
          </table:table-cell>
        </table:table-row>
        <table:table-row table:style-name="ro1">
          <table:table-cell office:value-type="float" office:value="745250" calcext:value-type="float">
            <text:p>745250</text:p>
          </table:table-cell>
          <table:table-cell table:number-columns-repeated="6"/>
          <table:table-cell table:formula="of:=IF(ISNUMBER([.B123]);SUM([.B123:.G123]);IF(ISBLANK([.B123]);&quot;&quot;;[.B123]))">
            <text:p/>
          </table:table-cell>
          <table:table-cell table:formula="of:=IF(OR([.B123]&gt;6;[.C123]&gt;4;[.D123]&gt;6;[.E123]&gt;12;[.F123]&gt;10;[.G123]&gt;12);&quot;Problème&quot;;&quot;&quot;)">
            <text:p/>
          </table:table-cell>
          <table:table-cell table:formula="of:=IF([.H123]=&quot;&quot;;&quot;&quot;;1)">
            <text:p/>
          </table:table-cell>
        </table:table-row>
        <table:table-row table:style-name="ro1">
          <table:table-cell office:value-type="float" office:value="745251" calcext:value-type="float">
            <text:p>745251</text:p>
          </table:table-cell>
          <table:table-cell table:number-columns-repeated="6"/>
          <table:table-cell table:formula="of:=IF(ISNUMBER([.B124]);SUM([.B124:.G124]);IF(ISBLANK([.B124]);&quot;&quot;;[.B124]))">
            <text:p/>
          </table:table-cell>
          <table:table-cell table:formula="of:=IF(OR([.B124]&gt;6;[.C124]&gt;4;[.D124]&gt;6;[.E124]&gt;12;[.F124]&gt;10;[.G124]&gt;12);&quot;Problème&quot;;&quot;&quot;)">
            <text:p/>
          </table:table-cell>
          <table:table-cell table:formula="of:=IF([.H124]=&quot;&quot;;&quot;&quot;;1)">
            <text:p/>
          </table:table-cell>
        </table:table-row>
        <table:table-row table:style-name="ro1">
          <table:table-cell office:value-type="float" office:value="745252" calcext:value-type="float">
            <text:p>745252</text:p>
          </table:table-cell>
          <table:table-cell table:number-columns-repeated="6"/>
          <table:table-cell table:formula="of:=IF(ISNUMBER([.B125]);SUM([.B125:.G125]);IF(ISBLANK([.B125]);&quot;&quot;;[.B125]))">
            <text:p/>
          </table:table-cell>
          <table:table-cell table:formula="of:=IF(OR([.B125]&gt;6;[.C125]&gt;4;[.D125]&gt;6;[.E125]&gt;12;[.F125]&gt;10;[.G125]&gt;12);&quot;Problème&quot;;&quot;&quot;)">
            <text:p/>
          </table:table-cell>
          <table:table-cell table:formula="of:=IF([.H125]=&quot;&quot;;&quot;&quot;;1)">
            <text:p/>
          </table:table-cell>
        </table:table-row>
        <table:table-row table:style-name="ro1">
          <table:table-cell office:value-type="float" office:value="745253" calcext:value-type="float">
            <text:p>745253</text:p>
          </table:table-cell>
          <table:table-cell table:number-columns-repeated="6"/>
          <table:table-cell table:formula="of:=IF(ISNUMBER([.B126]);SUM([.B126:.G126]);IF(ISBLANK([.B126]);&quot;&quot;;[.B126]))">
            <text:p/>
          </table:table-cell>
          <table:table-cell table:formula="of:=IF(OR([.B126]&gt;6;[.C126]&gt;4;[.D126]&gt;6;[.E126]&gt;12;[.F126]&gt;10;[.G126]&gt;12);&quot;Problème&quot;;&quot;&quot;)">
            <text:p/>
          </table:table-cell>
          <table:table-cell table:formula="of:=IF([.H126]=&quot;&quot;;&quot;&quot;;1)">
            <text:p/>
          </table:table-cell>
        </table:table-row>
        <table:table-row table:style-name="ro1">
          <table:table-cell office:value-type="float" office:value="745254" calcext:value-type="float">
            <text:p>745254</text:p>
          </table:table-cell>
          <table:table-cell table:number-columns-repeated="6"/>
          <table:table-cell table:formula="of:=IF(ISNUMBER([.B127]);SUM([.B127:.G127]);IF(ISBLANK([.B127]);&quot;&quot;;[.B127]))">
            <text:p/>
          </table:table-cell>
          <table:table-cell table:formula="of:=IF(OR([.B127]&gt;6;[.C127]&gt;4;[.D127]&gt;6;[.E127]&gt;12;[.F127]&gt;10;[.G127]&gt;12);&quot;Problème&quot;;&quot;&quot;)">
            <text:p/>
          </table:table-cell>
          <table:table-cell table:formula="of:=IF([.H127]=&quot;&quot;;&quot;&quot;;1)">
            <text:p/>
          </table:table-cell>
        </table:table-row>
        <table:table-row table:style-name="ro1">
          <table:table-cell office:value-type="float" office:value="745255" calcext:value-type="float">
            <text:p>745255</text:p>
          </table:table-cell>
          <table:table-cell table:number-columns-repeated="6"/>
          <table:table-cell table:formula="of:=IF(ISNUMBER([.B128]);SUM([.B128:.G128]);IF(ISBLANK([.B128]);&quot;&quot;;[.B128]))">
            <text:p/>
          </table:table-cell>
          <table:table-cell table:formula="of:=IF(OR([.B128]&gt;6;[.C128]&gt;4;[.D128]&gt;6;[.E128]&gt;12;[.F128]&gt;10;[.G128]&gt;12);&quot;Problème&quot;;&quot;&quot;)">
            <text:p/>
          </table:table-cell>
          <table:table-cell table:formula="of:=IF([.H128]=&quot;&quot;;&quot;&quot;;1)">
            <text:p/>
          </table:table-cell>
        </table:table-row>
        <table:table-row table:style-name="ro1">
          <table:table-cell office:value-type="float" office:value="745256" calcext:value-type="float">
            <text:p>745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NUMBER([.B129]);SUM([.B129:.G129]);IF(ISBLANK([.B129]);&quot;&quot;;[.B129]))" office:value-type="float" office:value="15" calcext:value-type="float">
            <text:p>15</text:p>
          </table:table-cell>
          <table:table-cell table:formula="of:=IF(OR([.B129]&gt;6;[.C129]&gt;4;[.D129]&gt;6;[.E129]&gt;12;[.F129]&gt;10;[.G129]&gt;12);&quot;Problème&quot;;&quot;&quot;)">
            <text:p/>
          </table:table-cell>
          <table:table-cell table:formula="of:=IF([.H12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57" calcext:value-type="float">
            <text:p>745257</text:p>
          </table:table-cell>
          <table:table-cell table:number-columns-repeated="6"/>
          <table:table-cell table:formula="of:=IF(ISNUMBER([.B130]);SUM([.B130:.G130]);IF(ISBLANK([.B130]);&quot;&quot;;[.B130]))">
            <text:p/>
          </table:table-cell>
          <table:table-cell table:formula="of:=IF(OR([.B130]&gt;6;[.C130]&gt;4;[.D130]&gt;6;[.E130]&gt;12;[.F130]&gt;10;[.G130]&gt;12);&quot;Problème&quot;;&quot;&quot;)">
            <text:p/>
          </table:table-cell>
          <table:table-cell table:formula="of:=IF([.H130]=&quot;&quot;;&quot;&quot;;1)">
            <text:p/>
          </table:table-cell>
        </table:table-row>
        <table:table-row table:style-name="ro1">
          <table:table-cell office:value-type="float" office:value="745258" calcext:value-type="float">
            <text:p>7452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ISNUMBER([.B131]);SUM([.B131:.G131]);IF(ISBLANK([.B131]);&quot;&quot;;[.B131]))" office:value-type="float" office:value="40" calcext:value-type="float">
            <text:p>40</text:p>
          </table:table-cell>
          <table:table-cell table:formula="of:=IF(OR([.B131]&gt;6;[.C131]&gt;4;[.D131]&gt;6;[.E131]&gt;12;[.F131]&gt;10;[.G131]&gt;12);&quot;Problème&quot;;&quot;&quot;)">
            <text:p/>
          </table:table-cell>
          <table:table-cell table:formula="of:=IF([.H13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59" calcext:value-type="float">
            <text:p>745259</text:p>
          </table:table-cell>
          <table:table-cell table:number-columns-repeated="6"/>
          <table:table-cell table:formula="of:=IF(ISNUMBER([.B132]);SUM([.B132:.G132]);IF(ISBLANK([.B132]);&quot;&quot;;[.B132]))">
            <text:p/>
          </table:table-cell>
          <table:table-cell table:formula="of:=IF(OR([.B132]&gt;6;[.C132]&gt;4;[.D132]&gt;6;[.E132]&gt;12;[.F132]&gt;10;[.G132]&gt;12);&quot;Problème&quot;;&quot;&quot;)">
            <text:p/>
          </table:table-cell>
          <table:table-cell table:formula="of:=IF([.H132]=&quot;&quot;;&quot;&quot;;1)">
            <text:p/>
          </table:table-cell>
        </table:table-row>
        <table:table-row table:style-name="ro1">
          <table:table-cell office:value-type="float" office:value="745260" calcext:value-type="float">
            <text:p>745260</text:p>
          </table:table-cell>
          <table:table-cell table:number-columns-repeated="6"/>
          <table:table-cell table:formula="of:=IF(ISNUMBER([.B133]);SUM([.B133:.G133]);IF(ISBLANK([.B133]);&quot;&quot;;[.B133]))">
            <text:p/>
          </table:table-cell>
          <table:table-cell table:formula="of:=IF(OR([.B133]&gt;6;[.C133]&gt;4;[.D133]&gt;6;[.E133]&gt;12;[.F133]&gt;10;[.G133]&gt;12);&quot;Problème&quot;;&quot;&quot;)">
            <text:p/>
          </table:table-cell>
          <table:table-cell table:formula="of:=IF([.H133]=&quot;&quot;;&quot;&quot;;1)">
            <text:p/>
          </table:table-cell>
        </table:table-row>
        <table:table-row table:style-name="ro1">
          <table:table-cell office:value-type="float" office:value="745261" calcext:value-type="float">
            <text:p>745261</text:p>
          </table:table-cell>
          <table:table-cell table:number-columns-repeated="6"/>
          <table:table-cell table:formula="of:=IF(ISNUMBER([.B134]);SUM([.B134:.G134]);IF(ISBLANK([.B134]);&quot;&quot;;[.B134]))">
            <text:p/>
          </table:table-cell>
          <table:table-cell table:formula="of:=IF(OR([.B134]&gt;6;[.C134]&gt;4;[.D134]&gt;6;[.E134]&gt;12;[.F134]&gt;10;[.G134]&gt;12);&quot;Problème&quot;;&quot;&quot;)">
            <text:p/>
          </table:table-cell>
          <table:table-cell table:formula="of:=IF([.H134]=&quot;&quot;;&quot;&quot;;1)">
            <text:p/>
          </table:table-cell>
        </table:table-row>
        <table:table-row table:style-name="ro1">
          <table:table-cell office:value-type="float" office:value="745262" calcext:value-type="float">
            <text:p>745262</text:p>
          </table:table-cell>
          <table:table-cell table:number-columns-repeated="6"/>
          <table:table-cell table:formula="of:=IF(ISNUMBER([.B135]);SUM([.B135:.G135]);IF(ISBLANK([.B135]);&quot;&quot;;[.B135]))">
            <text:p/>
          </table:table-cell>
          <table:table-cell table:formula="of:=IF(OR([.B135]&gt;6;[.C135]&gt;4;[.D135]&gt;6;[.E135]&gt;12;[.F135]&gt;10;[.G135]&gt;12);&quot;Problème&quot;;&quot;&quot;)">
            <text:p/>
          </table:table-cell>
          <table:table-cell table:formula="of:=IF([.H135]=&quot;&quot;;&quot;&quot;;1)">
            <text:p/>
          </table:table-cell>
        </table:table-row>
        <table:table-row table:style-name="ro1">
          <table:table-cell office:value-type="float" office:value="745263" calcext:value-type="float">
            <text:p>745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NUMBER([.B136]);SUM([.B136:.G136]);IF(ISBLANK([.B136]);&quot;&quot;;[.B136]))" office:value-type="float" office:value="12" calcext:value-type="float">
            <text:p>12</text:p>
          </table:table-cell>
          <table:table-cell table:formula="of:=IF(OR([.B136]&gt;6;[.C136]&gt;4;[.D136]&gt;6;[.E136]&gt;12;[.F136]&gt;10;[.G136]&gt;12);&quot;Problème&quot;;&quot;&quot;)">
            <text:p/>
          </table:table-cell>
          <table:table-cell table:formula="of:=IF([.H13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64" calcext:value-type="float">
            <text:p>745264</text:p>
          </table:table-cell>
          <table:table-cell table:number-columns-repeated="6"/>
          <table:table-cell table:formula="of:=IF(ISNUMBER([.B137]);SUM([.B137:.G137]);IF(ISBLANK([.B137]);&quot;&quot;;[.B137]))">
            <text:p/>
          </table:table-cell>
          <table:table-cell table:formula="of:=IF(OR([.B137]&gt;6;[.C137]&gt;4;[.D137]&gt;6;[.E137]&gt;12;[.F137]&gt;10;[.G137]&gt;12);&quot;Problème&quot;;&quot;&quot;)">
            <text:p/>
          </table:table-cell>
          <table:table-cell table:formula="of:=IF([.H137]=&quot;&quot;;&quot;&quot;;1)">
            <text:p/>
          </table:table-cell>
        </table:table-row>
        <table:table-row table:style-name="ro1">
          <table:table-cell office:value-type="float" office:value="745265" calcext:value-type="float">
            <text:p>745265</text:p>
          </table:table-cell>
          <table:table-cell table:number-columns-repeated="6"/>
          <table:table-cell table:formula="of:=IF(ISNUMBER([.B138]);SUM([.B138:.G138]);IF(ISBLANK([.B138]);&quot;&quot;;[.B138]))">
            <text:p/>
          </table:table-cell>
          <table:table-cell table:formula="of:=IF(OR([.B138]&gt;6;[.C138]&gt;4;[.D138]&gt;6;[.E138]&gt;12;[.F138]&gt;10;[.G138]&gt;12);&quot;Problème&quot;;&quot;&quot;)">
            <text:p/>
          </table:table-cell>
          <table:table-cell table:formula="of:=IF([.H138]=&quot;&quot;;&quot;&quot;;1)">
            <text:p/>
          </table:table-cell>
        </table:table-row>
        <table:table-row table:style-name="ro1">
          <table:table-cell office:value-type="float" office:value="745266" calcext:value-type="float">
            <text:p>745266</text:p>
          </table:table-cell>
          <table:table-cell table:number-columns-repeated="6"/>
          <table:table-cell table:formula="of:=IF(ISNUMBER([.B139]);SUM([.B139:.G139]);IF(ISBLANK([.B139]);&quot;&quot;;[.B139]))">
            <text:p/>
          </table:table-cell>
          <table:table-cell table:formula="of:=IF(OR([.B139]&gt;6;[.C139]&gt;4;[.D139]&gt;6;[.E139]&gt;12;[.F139]&gt;10;[.G139]&gt;12);&quot;Problème&quot;;&quot;&quot;)">
            <text:p/>
          </table:table-cell>
          <table:table-cell table:formula="of:=IF([.H139]=&quot;&quot;;&quot;&quot;;1)">
            <text:p/>
          </table:table-cell>
        </table:table-row>
        <table:table-row table:style-name="ro1">
          <table:table-cell office:value-type="float" office:value="745267" calcext:value-type="float">
            <text:p>7452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ISNUMBER([.B140]);SUM([.B140:.G140]);IF(ISBLANK([.B140]);&quot;&quot;;[.B140]))" office:value-type="float" office:value="29" calcext:value-type="float">
            <text:p>29</text:p>
          </table:table-cell>
          <table:table-cell table:formula="of:=IF(OR([.B140]&gt;6;[.C140]&gt;4;[.D140]&gt;6;[.E140]&gt;12;[.F140]&gt;10;[.G140]&gt;12);&quot;Problème&quot;;&quot;&quot;)">
            <text:p/>
          </table:table-cell>
          <table:table-cell table:formula="of:=IF([.H14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68" calcext:value-type="float">
            <text:p>745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41]);SUM([.B141:.G141]);IF(ISBLANK([.B141]);&quot;&quot;;[.B141]))" office:value-type="float" office:value="4" calcext:value-type="float">
            <text:p>4</text:p>
          </table:table-cell>
          <table:table-cell table:formula="of:=IF(OR([.B141]&gt;6;[.C141]&gt;4;[.D141]&gt;6;[.E141]&gt;12;[.F141]&gt;10;[.G141]&gt;12);&quot;Problème&quot;;&quot;&quot;)">
            <text:p/>
          </table:table-cell>
          <table:table-cell table:formula="of:=IF([.H14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69" calcext:value-type="float">
            <text:p>745269</text:p>
          </table:table-cell>
          <table:table-cell table:number-columns-repeated="6"/>
          <table:table-cell table:formula="of:=IF(ISNUMBER([.B142]);SUM([.B142:.G142]);IF(ISBLANK([.B142]);&quot;&quot;;[.B142]))">
            <text:p/>
          </table:table-cell>
          <table:table-cell table:formula="of:=IF(OR([.B142]&gt;6;[.C142]&gt;4;[.D142]&gt;6;[.E142]&gt;12;[.F142]&gt;10;[.G142]&gt;12);&quot;Problème&quot;;&quot;&quot;)">
            <text:p/>
          </table:table-cell>
          <table:table-cell table:formula="of:=IF([.H142]=&quot;&quot;;&quot;&quot;;1)">
            <text:p/>
          </table:table-cell>
        </table:table-row>
        <table:table-row table:style-name="ro1">
          <table:table-cell office:value-type="float" office:value="745270" calcext:value-type="float">
            <text:p>745270</text:p>
          </table:table-cell>
          <table:table-cell table:number-columns-repeated="6"/>
          <table:table-cell table:formula="of:=IF(ISNUMBER([.B143]);SUM([.B143:.G143]);IF(ISBLANK([.B143]);&quot;&quot;;[.B143]))">
            <text:p/>
          </table:table-cell>
          <table:table-cell table:formula="of:=IF(OR([.B143]&gt;6;[.C143]&gt;4;[.D143]&gt;6;[.E143]&gt;12;[.F143]&gt;10;[.G143]&gt;12);&quot;Problème&quot;;&quot;&quot;)">
            <text:p/>
          </table:table-cell>
          <table:table-cell table:formula="of:=IF([.H143]=&quot;&quot;;&quot;&quot;;1)">
            <text:p/>
          </table:table-cell>
        </table:table-row>
        <table:table-row table:style-name="ro1">
          <table:table-cell office:value-type="float" office:value="745271" calcext:value-type="float">
            <text:p>7452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table:formula="of:=IF(ISNUMBER([.B144]);SUM([.B144:.G144]);IF(ISBLANK([.B144]);&quot;&quot;;[.B144]))" office:value-type="float" office:value="25.5" calcext:value-type="float">
            <text:p>25.5</text:p>
          </table:table-cell>
          <table:table-cell table:formula="of:=IF(OR([.B144]&gt;6;[.C144]&gt;4;[.D144]&gt;6;[.E144]&gt;12;[.F144]&gt;10;[.G144]&gt;12);&quot;Problème&quot;;&quot;&quot;)">
            <text:p/>
          </table:table-cell>
          <table:table-cell table:formula="of:=IF([.H14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72" calcext:value-type="float">
            <text:p>7452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ISNUMBER([.B145]);SUM([.B145:.G145]);IF(ISBLANK([.B145]);&quot;&quot;;[.B145]))" office:value-type="float" office:value="22" calcext:value-type="float">
            <text:p>22</text:p>
          </table:table-cell>
          <table:table-cell table:formula="of:=IF(OR([.B145]&gt;6;[.C145]&gt;4;[.D145]&gt;6;[.E145]&gt;12;[.F145]&gt;10;[.G145]&gt;12);&quot;Problème&quot;;&quot;&quot;)">
            <text:p/>
          </table:table-cell>
          <table:table-cell table:formula="of:=IF([.H14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73" calcext:value-type="float">
            <text:p>74527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IF(ISNUMBER([.B146]);SUM([.B146:.G146]);IF(ISBLANK([.B146]);&quot;&quot;;[.B146]))" office:value-type="float" office:value="7.5" calcext:value-type="float">
            <text:p>7.5</text:p>
          </table:table-cell>
          <table:table-cell table:formula="of:=IF(OR([.B146]&gt;6;[.C146]&gt;4;[.D146]&gt;6;[.E146]&gt;12;[.F146]&gt;10;[.G146]&gt;12);&quot;Problème&quot;;&quot;&quot;)">
            <text:p/>
          </table:table-cell>
          <table:table-cell table:formula="of:=IF([.H14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74" calcext:value-type="float">
            <text:p>745274</text:p>
          </table:table-cell>
          <table:table-cell table:number-columns-repeated="6"/>
          <table:table-cell table:formula="of:=IF(ISNUMBER([.B147]);SUM([.B147:.G147]);IF(ISBLANK([.B147]);&quot;&quot;;[.B147]))">
            <text:p/>
          </table:table-cell>
          <table:table-cell table:formula="of:=IF(OR([.B147]&gt;6;[.C147]&gt;4;[.D147]&gt;6;[.E147]&gt;12;[.F147]&gt;10;[.G147]&gt;12);&quot;Problème&quot;;&quot;&quot;)">
            <text:p/>
          </table:table-cell>
          <table:table-cell table:formula="of:=IF([.H147]=&quot;&quot;;&quot;&quot;;1)">
            <text:p/>
          </table:table-cell>
        </table:table-row>
        <table:table-row table:style-name="ro1">
          <table:table-cell office:value-type="float" office:value="745275" calcext:value-type="float">
            <text:p>745275</text:p>
          </table:table-cell>
          <table:table-cell table:number-columns-repeated="6"/>
          <table:table-cell table:formula="of:=IF(ISNUMBER([.B148]);SUM([.B148:.G148]);IF(ISBLANK([.B148]);&quot;&quot;;[.B148]))">
            <text:p/>
          </table:table-cell>
          <table:table-cell table:formula="of:=IF(OR([.B148]&gt;6;[.C148]&gt;4;[.D148]&gt;6;[.E148]&gt;12;[.F148]&gt;10;[.G148]&gt;12);&quot;Problème&quot;;&quot;&quot;)">
            <text:p/>
          </table:table-cell>
          <table:table-cell table:formula="of:=IF([.H148]=&quot;&quot;;&quot;&quot;;1)">
            <text:p/>
          </table:table-cell>
        </table:table-row>
        <table:table-row table:style-name="ro1">
          <table:table-cell office:value-type="float" office:value="745276" calcext:value-type="float">
            <text:p>745276</text:p>
          </table:table-cell>
          <table:table-cell table:number-columns-repeated="6"/>
          <table:table-cell table:formula="of:=IF(ISNUMBER([.B149]);SUM([.B149:.G149]);IF(ISBLANK([.B149]);&quot;&quot;;[.B149]))">
            <text:p/>
          </table:table-cell>
          <table:table-cell table:formula="of:=IF(OR([.B149]&gt;6;[.C149]&gt;4;[.D149]&gt;6;[.E149]&gt;12;[.F149]&gt;10;[.G149]&gt;12);&quot;Problème&quot;;&quot;&quot;)">
            <text:p/>
          </table:table-cell>
          <table:table-cell table:formula="of:=IF([.H149]=&quot;&quot;;&quot;&quot;;1)">
            <text:p/>
          </table:table-cell>
        </table:table-row>
        <table:table-row table:style-name="ro1">
          <table:table-cell office:value-type="float" office:value="745277" calcext:value-type="float">
            <text:p>745277</text:p>
          </table:table-cell>
          <table:table-cell table:number-columns-repeated="6"/>
          <table:table-cell table:formula="of:=IF(ISNUMBER([.B150]);SUM([.B150:.G150]);IF(ISBLANK([.B150]);&quot;&quot;;[.B150]))">
            <text:p/>
          </table:table-cell>
          <table:table-cell table:formula="of:=IF(OR([.B150]&gt;6;[.C150]&gt;4;[.D150]&gt;6;[.E150]&gt;12;[.F150]&gt;10;[.G150]&gt;12);&quot;Problème&quot;;&quot;&quot;)">
            <text:p/>
          </table:table-cell>
          <table:table-cell table:formula="of:=IF([.H150]=&quot;&quot;;&quot;&quot;;1)">
            <text:p/>
          </table:table-cell>
        </table:table-row>
        <table:table-row table:style-name="ro1">
          <table:table-cell office:value-type="float" office:value="745278" calcext:value-type="float">
            <text:p>745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51]);SUM([.B151:.G151]);IF(ISBLANK([.B151]);&quot;&quot;;[.B151]))" office:value-type="float" office:value="6" calcext:value-type="float">
            <text:p>6</text:p>
          </table:table-cell>
          <table:table-cell table:formula="of:=IF(OR([.B151]&gt;6;[.C151]&gt;4;[.D151]&gt;6;[.E151]&gt;12;[.F151]&gt;10;[.G151]&gt;12);&quot;Problème&quot;;&quot;&quot;)">
            <text:p/>
          </table:table-cell>
          <table:table-cell table:formula="of:=IF([.H15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79" calcext:value-type="float">
            <text:p>745279</text:p>
          </table:table-cell>
          <table:table-cell table:number-columns-repeated="6"/>
          <table:table-cell table:formula="of:=IF(ISNUMBER([.B152]);SUM([.B152:.G152]);IF(ISBLANK([.B152]);&quot;&quot;;[.B152]))">
            <text:p/>
          </table:table-cell>
          <table:table-cell table:formula="of:=IF(OR([.B152]&gt;6;[.C152]&gt;4;[.D152]&gt;6;[.E152]&gt;12;[.F152]&gt;10;[.G152]&gt;12);&quot;Problème&quot;;&quot;&quot;)">
            <text:p/>
          </table:table-cell>
          <table:table-cell table:formula="of:=IF([.H152]=&quot;&quot;;&quot;&quot;;1)">
            <text:p/>
          </table:table-cell>
        </table:table-row>
        <table:table-row table:style-name="ro1">
          <table:table-cell office:value-type="float" office:value="745280" calcext:value-type="float">
            <text:p>745280</text:p>
          </table:table-cell>
          <table:table-cell table:number-columns-repeated="6"/>
          <table:table-cell table:formula="of:=IF(ISNUMBER([.B153]);SUM([.B153:.G153]);IF(ISBLANK([.B153]);&quot;&quot;;[.B153]))">
            <text:p/>
          </table:table-cell>
          <table:table-cell table:formula="of:=IF(OR([.B153]&gt;6;[.C153]&gt;4;[.D153]&gt;6;[.E153]&gt;12;[.F153]&gt;10;[.G153]&gt;12);&quot;Problème&quot;;&quot;&quot;)">
            <text:p/>
          </table:table-cell>
          <table:table-cell table:formula="of:=IF([.H153]=&quot;&quot;;&quot;&quot;;1)">
            <text:p/>
          </table:table-cell>
        </table:table-row>
        <table:table-row table:style-name="ro1">
          <table:table-cell office:value-type="float" office:value="745281" calcext:value-type="float">
            <text:p>745281</text:p>
          </table:table-cell>
          <table:table-cell table:number-columns-repeated="6"/>
          <table:table-cell table:formula="of:=IF(ISNUMBER([.B154]);SUM([.B154:.G154]);IF(ISBLANK([.B154]);&quot;&quot;;[.B154]))">
            <text:p/>
          </table:table-cell>
          <table:table-cell table:formula="of:=IF(OR([.B154]&gt;6;[.C154]&gt;4;[.D154]&gt;6;[.E154]&gt;12;[.F154]&gt;10;[.G154]&gt;12);&quot;Problème&quot;;&quot;&quot;)">
            <text:p/>
          </table:table-cell>
          <table:table-cell table:formula="of:=IF([.H154]=&quot;&quot;;&quot;&quot;;1)">
            <text:p/>
          </table:table-cell>
        </table:table-row>
        <table:table-row table:style-name="ro1">
          <table:table-cell office:value-type="float" office:value="745282" calcext:value-type="float">
            <text:p>745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55]);SUM([.B155:.G155]);IF(ISBLANK([.B155]);&quot;&quot;;[.B155]))" office:value-type="float" office:value="1" calcext:value-type="float">
            <text:p>1</text:p>
          </table:table-cell>
          <table:table-cell table:formula="of:=IF(OR([.B155]&gt;6;[.C155]&gt;4;[.D155]&gt;6;[.E155]&gt;12;[.F155]&gt;10;[.G155]&gt;12);&quot;Problème&quot;;&quot;&quot;)">
            <text:p/>
          </table:table-cell>
          <table:table-cell table:formula="of:=IF([.H15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83" calcext:value-type="float">
            <text:p>745283</text:p>
          </table:table-cell>
          <table:table-cell table:number-columns-repeated="6"/>
          <table:table-cell table:formula="of:=IF(ISNUMBER([.B156]);SUM([.B156:.G156]);IF(ISBLANK([.B156]);&quot;&quot;;[.B156]))">
            <text:p/>
          </table:table-cell>
          <table:table-cell table:formula="of:=IF(OR([.B156]&gt;6;[.C156]&gt;4;[.D156]&gt;6;[.E156]&gt;12;[.F156]&gt;10;[.G156]&gt;12);&quot;Problème&quot;;&quot;&quot;)">
            <text:p/>
          </table:table-cell>
          <table:table-cell table:formula="of:=IF([.H156]=&quot;&quot;;&quot;&quot;;1)">
            <text:p/>
          </table:table-cell>
        </table:table-row>
        <table:table-row table:style-name="ro1">
          <table:table-cell office:value-type="float" office:value="745284" calcext:value-type="float">
            <text:p>745284</text:p>
          </table:table-cell>
          <table:table-cell table:number-columns-repeated="6"/>
          <table:table-cell table:formula="of:=IF(ISNUMBER([.B157]);SUM([.B157:.G157]);IF(ISBLANK([.B157]);&quot;&quot;;[.B157]))">
            <text:p/>
          </table:table-cell>
          <table:table-cell table:formula="of:=IF(OR([.B157]&gt;6;[.C157]&gt;4;[.D157]&gt;6;[.E157]&gt;12;[.F157]&gt;10;[.G157]&gt;12);&quot;Problème&quot;;&quot;&quot;)">
            <text:p/>
          </table:table-cell>
          <table:table-cell table:formula="of:=IF([.H157]=&quot;&quot;;&quot;&quot;;1)">
            <text:p/>
          </table:table-cell>
        </table:table-row>
        <table:table-row table:style-name="ro1">
          <table:table-cell office:value-type="float" office:value="745285" calcext:value-type="float">
            <text:p>745285</text:p>
          </table:table-cell>
          <table:table-cell table:number-columns-repeated="6"/>
          <table:table-cell table:formula="of:=IF(ISNUMBER([.B158]);SUM([.B158:.G158]);IF(ISBLANK([.B158]);&quot;&quot;;[.B158]))">
            <text:p/>
          </table:table-cell>
          <table:table-cell table:formula="of:=IF(OR([.B158]&gt;6;[.C158]&gt;4;[.D158]&gt;6;[.E158]&gt;12;[.F158]&gt;10;[.G158]&gt;12);&quot;Problème&quot;;&quot;&quot;)">
            <text:p/>
          </table:table-cell>
          <table:table-cell table:formula="of:=IF([.H158]=&quot;&quot;;&quot;&quot;;1)">
            <text:p/>
          </table:table-cell>
        </table:table-row>
        <table:table-row table:style-name="ro1">
          <table:table-cell office:value-type="float" office:value="745286" calcext:value-type="float">
            <text:p>745286</text:p>
          </table:table-cell>
          <table:table-cell table:number-columns-repeated="6"/>
          <table:table-cell table:formula="of:=IF(ISNUMBER([.B159]);SUM([.B159:.G159]);IF(ISBLANK([.B159]);&quot;&quot;;[.B159]))">
            <text:p/>
          </table:table-cell>
          <table:table-cell table:formula="of:=IF(OR([.B159]&gt;6;[.C159]&gt;4;[.D159]&gt;6;[.E159]&gt;12;[.F159]&gt;10;[.G159]&gt;12);&quot;Problème&quot;;&quot;&quot;)">
            <text:p/>
          </table:table-cell>
          <table:table-cell table:formula="of:=IF([.H159]=&quot;&quot;;&quot;&quot;;1)">
            <text:p/>
          </table:table-cell>
        </table:table-row>
        <table:table-row table:style-name="ro1">
          <table:table-cell office:value-type="float" office:value="745287" calcext:value-type="float">
            <text:p>745287</text:p>
          </table:table-cell>
          <table:table-cell table:number-columns-repeated="6"/>
          <table:table-cell table:formula="of:=IF(ISNUMBER([.B160]);SUM([.B160:.G160]);IF(ISBLANK([.B160]);&quot;&quot;;[.B160]))">
            <text:p/>
          </table:table-cell>
          <table:table-cell table:formula="of:=IF(OR([.B160]&gt;6;[.C160]&gt;4;[.D160]&gt;6;[.E160]&gt;12;[.F160]&gt;10;[.G160]&gt;12);&quot;Problème&quot;;&quot;&quot;)">
            <text:p/>
          </table:table-cell>
          <table:table-cell table:formula="of:=IF([.H160]=&quot;&quot;;&quot;&quot;;1)">
            <text:p/>
          </table:table-cell>
        </table:table-row>
        <table:table-row table:style-name="ro1">
          <table:table-cell office:value-type="float" office:value="745288" calcext:value-type="float">
            <text:p>7452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ISNUMBER([.B161]);SUM([.B161:.G161]);IF(ISBLANK([.B161]);&quot;&quot;;[.B161]))" office:value-type="float" office:value="16.5" calcext:value-type="float">
            <text:p>16.5</text:p>
          </table:table-cell>
          <table:table-cell table:formula="of:=IF(OR([.B161]&gt;6;[.C161]&gt;4;[.D161]&gt;6;[.E161]&gt;12;[.F161]&gt;10;[.G161]&gt;12);&quot;Problème&quot;;&quot;&quot;)">
            <text:p/>
          </table:table-cell>
          <table:table-cell table:formula="of:=IF([.H16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89" calcext:value-type="float">
            <text:p>745289</text:p>
          </table:table-cell>
          <table:table-cell table:number-columns-repeated="6"/>
          <table:table-cell table:formula="of:=IF(ISNUMBER([.B162]);SUM([.B162:.G162]);IF(ISBLANK([.B162]);&quot;&quot;;[.B162]))">
            <text:p/>
          </table:table-cell>
          <table:table-cell table:formula="of:=IF(OR([.B162]&gt;6;[.C162]&gt;4;[.D162]&gt;6;[.E162]&gt;12;[.F162]&gt;10;[.G162]&gt;12);&quot;Problème&quot;;&quot;&quot;)">
            <text:p/>
          </table:table-cell>
          <table:table-cell table:formula="of:=IF([.H162]=&quot;&quot;;&quot;&quot;;1)">
            <text:p/>
          </table:table-cell>
        </table:table-row>
        <table:table-row table:style-name="ro1">
          <table:table-cell office:value-type="float" office:value="745290" calcext:value-type="float">
            <text:p>74529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ISNUMBER([.B163]);SUM([.B163:.G163]);IF(ISBLANK([.B163]);&quot;&quot;;[.B163]))" office:value-type="float" office:value="12" calcext:value-type="float">
            <text:p>12</text:p>
          </table:table-cell>
          <table:table-cell table:formula="of:=IF(OR([.B163]&gt;6;[.C163]&gt;4;[.D163]&gt;6;[.E163]&gt;12;[.F163]&gt;10;[.G163]&gt;12);&quot;Problème&quot;;&quot;&quot;)">
            <text:p/>
          </table:table-cell>
          <table:table-cell table:formula="of:=IF([.H16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91" calcext:value-type="float">
            <text:p>745291</text:p>
          </table:table-cell>
          <table:table-cell table:number-columns-repeated="6"/>
          <table:table-cell table:formula="of:=IF(ISNUMBER([.B164]);SUM([.B164:.G164]);IF(ISBLANK([.B164]);&quot;&quot;;[.B164]))">
            <text:p/>
          </table:table-cell>
          <table:table-cell table:formula="of:=IF(OR([.B164]&gt;6;[.C164]&gt;4;[.D164]&gt;6;[.E164]&gt;12;[.F164]&gt;10;[.G164]&gt;12);&quot;Problème&quot;;&quot;&quot;)">
            <text:p/>
          </table:table-cell>
          <table:table-cell table:formula="of:=IF([.H164]=&quot;&quot;;&quot;&quot;;1)">
            <text:p/>
          </table:table-cell>
        </table:table-row>
        <table:table-row table:style-name="ro1">
          <table:table-cell office:value-type="float" office:value="745292" calcext:value-type="float">
            <text:p>745292</text:p>
          </table:table-cell>
          <table:table-cell table:number-columns-repeated="6"/>
          <table:table-cell table:formula="of:=IF(ISNUMBER([.B165]);SUM([.B165:.G165]);IF(ISBLANK([.B165]);&quot;&quot;;[.B165]))">
            <text:p/>
          </table:table-cell>
          <table:table-cell table:formula="of:=IF(OR([.B165]&gt;6;[.C165]&gt;4;[.D165]&gt;6;[.E165]&gt;12;[.F165]&gt;10;[.G165]&gt;12);&quot;Problème&quot;;&quot;&quot;)">
            <text:p/>
          </table:table-cell>
          <table:table-cell table:formula="of:=IF([.H165]=&quot;&quot;;&quot;&quot;;1)">
            <text:p/>
          </table:table-cell>
        </table:table-row>
        <table:table-row table:style-name="ro1">
          <table:table-cell office:value-type="float" office:value="745293" calcext:value-type="float">
            <text:p>745293</text:p>
          </table:table-cell>
          <table:table-cell table:number-columns-repeated="6"/>
          <table:table-cell table:formula="of:=IF(ISNUMBER([.B166]);SUM([.B166:.G166]);IF(ISBLANK([.B166]);&quot;&quot;;[.B166]))">
            <text:p/>
          </table:table-cell>
          <table:table-cell table:formula="of:=IF(OR([.B166]&gt;6;[.C166]&gt;4;[.D166]&gt;6;[.E166]&gt;12;[.F166]&gt;10;[.G166]&gt;12);&quot;Problème&quot;;&quot;&quot;)">
            <text:p/>
          </table:table-cell>
          <table:table-cell table:formula="of:=IF([.H166]=&quot;&quot;;&quot;&quot;;1)">
            <text:p/>
          </table:table-cell>
        </table:table-row>
        <table:table-row table:style-name="ro1">
          <table:table-cell office:value-type="float" office:value="745294" calcext:value-type="float">
            <text:p>745294</text:p>
          </table:table-cell>
          <table:table-cell table:number-columns-repeated="6"/>
          <table:table-cell table:formula="of:=IF(ISNUMBER([.B167]);SUM([.B167:.G167]);IF(ISBLANK([.B167]);&quot;&quot;;[.B167]))">
            <text:p/>
          </table:table-cell>
          <table:table-cell table:formula="of:=IF(OR([.B167]&gt;6;[.C167]&gt;4;[.D167]&gt;6;[.E167]&gt;12;[.F167]&gt;10;[.G167]&gt;12);&quot;Problème&quot;;&quot;&quot;)">
            <text:p/>
          </table:table-cell>
          <table:table-cell table:formula="of:=IF([.H167]=&quot;&quot;;&quot;&quot;;1)">
            <text:p/>
          </table:table-cell>
        </table:table-row>
        <table:table-row table:style-name="ro1">
          <table:table-cell office:value-type="float" office:value="745295" calcext:value-type="float">
            <text:p>7452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NUMBER([.B168]);SUM([.B168:.G168]);IF(ISBLANK([.B168]);&quot;&quot;;[.B168]))" office:value-type="float" office:value="7" calcext:value-type="float">
            <text:p>7</text:p>
          </table:table-cell>
          <table:table-cell table:formula="of:=IF(OR([.B168]&gt;6;[.C168]&gt;4;[.D168]&gt;6;[.E168]&gt;12;[.F168]&gt;10;[.G168]&gt;12);&quot;Problème&quot;;&quot;&quot;)">
            <text:p/>
          </table:table-cell>
          <table:table-cell table:formula="of:=IF([.H168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96" calcext:value-type="float">
            <text:p>745296</text:p>
          </table:table-cell>
          <table:table-cell table:number-columns-repeated="6"/>
          <table:table-cell table:formula="of:=IF(ISNUMBER([.B169]);SUM([.B169:.G169]);IF(ISBLANK([.B169]);&quot;&quot;;[.B169]))">
            <text:p/>
          </table:table-cell>
          <table:table-cell table:formula="of:=IF(OR([.B169]&gt;6;[.C169]&gt;4;[.D169]&gt;6;[.E169]&gt;12;[.F169]&gt;10;[.G169]&gt;12);&quot;Problème&quot;;&quot;&quot;)">
            <text:p/>
          </table:table-cell>
          <table:table-cell table:formula="of:=IF([.H169]=&quot;&quot;;&quot;&quot;;1)">
            <text:p/>
          </table:table-cell>
        </table:table-row>
        <table:table-row table:style-name="ro1">
          <table:table-cell office:value-type="float" office:value="745297" calcext:value-type="float">
            <text:p>745297</text:p>
          </table:table-cell>
          <table:table-cell table:number-columns-repeated="6"/>
          <table:table-cell table:formula="of:=IF(ISNUMBER([.B170]);SUM([.B170:.G170]);IF(ISBLANK([.B170]);&quot;&quot;;[.B170]))">
            <text:p/>
          </table:table-cell>
          <table:table-cell table:formula="of:=IF(OR([.B170]&gt;6;[.C170]&gt;4;[.D170]&gt;6;[.E170]&gt;12;[.F170]&gt;10;[.G170]&gt;12);&quot;Problème&quot;;&quot;&quot;)">
            <text:p/>
          </table:table-cell>
          <table:table-cell table:formula="of:=IF([.H170]=&quot;&quot;;&quot;&quot;;1)">
            <text:p/>
          </table:table-cell>
        </table:table-row>
        <table:table-row table:style-name="ro1">
          <table:table-cell office:value-type="float" office:value="745298" calcext:value-type="float">
            <text:p>7452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NUMBER([.B171]);SUM([.B171:.G171]);IF(ISBLANK([.B171]);&quot;&quot;;[.B171]))" office:value-type="float" office:value="1" calcext:value-type="float">
            <text:p>1</text:p>
          </table:table-cell>
          <table:table-cell table:formula="of:=IF(OR([.B171]&gt;6;[.C171]&gt;4;[.D171]&gt;6;[.E171]&gt;12;[.F171]&gt;10;[.G171]&gt;12);&quot;Problème&quot;;&quot;&quot;)">
            <text:p/>
          </table:table-cell>
          <table:table-cell table:formula="of:=IF([.H17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99" calcext:value-type="float">
            <text:p>7452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NUMBER([.B172]);SUM([.B172:.G172]);IF(ISBLANK([.B172]);&quot;&quot;;[.B172]))" office:value-type="float" office:value="16" calcext:value-type="float">
            <text:p>16</text:p>
          </table:table-cell>
          <table:table-cell table:formula="of:=IF(OR([.B172]&gt;6;[.C172]&gt;4;[.D172]&gt;6;[.E172]&gt;12;[.F172]&gt;10;[.G172]&gt;12);&quot;Problème&quot;;&quot;&quot;)">
            <text:p/>
          </table:table-cell>
          <table:table-cell table:formula="of:=IF([.H172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00" calcext:value-type="float">
            <text:p>7453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NUMBER([.B173]);SUM([.B173:.G173]);IF(ISBLANK([.B173]);&quot;&quot;;[.B173]))" office:value-type="float" office:value="17.5" calcext:value-type="float">
            <text:p>17.5</text:p>
          </table:table-cell>
          <table:table-cell table:formula="of:=IF(OR([.B173]&gt;6;[.C173]&gt;4;[.D173]&gt;6;[.E173]&gt;12;[.F173]&gt;10;[.G173]&gt;12);&quot;Problème&quot;;&quot;&quot;)">
            <text:p/>
          </table:table-cell>
          <table:table-cell table:formula="of:=IF([.H17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01" calcext:value-type="float">
            <text:p>745301</text:p>
          </table:table-cell>
          <table:table-cell table:number-columns-repeated="6"/>
          <table:table-cell table:formula="of:=IF(ISNUMBER([.B174]);SUM([.B174:.G174]);IF(ISBLANK([.B174]);&quot;&quot;;[.B174]))">
            <text:p/>
          </table:table-cell>
          <table:table-cell table:formula="of:=IF(OR([.B174]&gt;6;[.C174]&gt;4;[.D174]&gt;6;[.E174]&gt;12;[.F174]&gt;10;[.G174]&gt;12);&quot;Problème&quot;;&quot;&quot;)">
            <text:p/>
          </table:table-cell>
          <table:table-cell table:formula="of:=IF([.H174]=&quot;&quot;;&quot;&quot;;1)">
            <text:p/>
          </table:table-cell>
        </table:table-row>
        <table:table-row table:style-name="ro1">
          <table:table-cell office:value-type="float" office:value="745302" calcext:value-type="float">
            <text:p>74530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NUMBER([.B175]);SUM([.B175:.G175]);IF(ISBLANK([.B175]);&quot;&quot;;[.B175]))" office:value-type="float" office:value="4.5" calcext:value-type="float">
            <text:p>4.5</text:p>
          </table:table-cell>
          <table:table-cell table:formula="of:=IF(OR([.B175]&gt;6;[.C175]&gt;4;[.D175]&gt;6;[.E175]&gt;12;[.F175]&gt;10;[.G175]&gt;12);&quot;Problème&quot;;&quot;&quot;)">
            <text:p/>
          </table:table-cell>
          <table:table-cell table:formula="of:=IF([.H17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03" calcext:value-type="float">
            <text:p>745303</text:p>
          </table:table-cell>
          <table:table-cell table:number-columns-repeated="6"/>
          <table:table-cell table:formula="of:=IF(ISNUMBER([.B176]);SUM([.B176:.G176]);IF(ISBLANK([.B176]);&quot;&quot;;[.B176]))">
            <text:p/>
          </table:table-cell>
          <table:table-cell table:formula="of:=IF(OR([.B176]&gt;6;[.C176]&gt;4;[.D176]&gt;6;[.E176]&gt;12;[.F176]&gt;10;[.G176]&gt;12);&quot;Problème&quot;;&quot;&quot;)">
            <text:p/>
          </table:table-cell>
          <table:table-cell table:formula="of:=IF([.H176]=&quot;&quot;;&quot;&quot;;1)">
            <text:p/>
          </table:table-cell>
        </table:table-row>
        <table:table-row table:style-name="ro1">
          <table:table-cell office:value-type="float" office:value="745304" calcext:value-type="float">
            <text:p>745304</text:p>
          </table:table-cell>
          <table:table-cell table:number-columns-repeated="6"/>
          <table:table-cell table:formula="of:=IF(ISNUMBER([.B177]);SUM([.B177:.G177]);IF(ISBLANK([.B177]);&quot;&quot;;[.B177]))">
            <text:p/>
          </table:table-cell>
          <table:table-cell table:formula="of:=IF(OR([.B177]&gt;6;[.C177]&gt;4;[.D177]&gt;6;[.E177]&gt;12;[.F177]&gt;10;[.G177]&gt;12);&quot;Problème&quot;;&quot;&quot;)">
            <text:p/>
          </table:table-cell>
          <table:table-cell table:formula="of:=IF([.H177]=&quot;&quot;;&quot;&quot;;1)">
            <text:p/>
          </table:table-cell>
        </table:table-row>
        <table:table-row table:style-name="ro1">
          <table:table-cell office:value-type="float" office:value="745305" calcext:value-type="float">
            <text:p>745305</text:p>
          </table:table-cell>
          <table:table-cell table:number-columns-repeated="6"/>
          <table:table-cell table:formula="of:=IF(ISNUMBER([.B178]);SUM([.B178:.G178]);IF(ISBLANK([.B178]);&quot;&quot;;[.B178]))">
            <text:p/>
          </table:table-cell>
          <table:table-cell table:formula="of:=IF(OR([.B178]&gt;6;[.C178]&gt;4;[.D178]&gt;6;[.E178]&gt;12;[.F178]&gt;10;[.G178]&gt;12);&quot;Problème&quot;;&quot;&quot;)">
            <text:p/>
          </table:table-cell>
          <table:table-cell table:formula="of:=IF([.H178]=&quot;&quot;;&quot;&quot;;1)">
            <text:p/>
          </table:table-cell>
        </table:table-row>
        <table:table-row table:style-name="ro1">
          <table:table-cell office:value-type="float" office:value="745306" calcext:value-type="float">
            <text:p>745306</text:p>
          </table:table-cell>
          <table:table-cell table:number-columns-repeated="6"/>
          <table:table-cell table:formula="of:=IF(ISNUMBER([.B179]);SUM([.B179:.G179]);IF(ISBLANK([.B179]);&quot;&quot;;[.B179]))">
            <text:p/>
          </table:table-cell>
          <table:table-cell table:formula="of:=IF(OR([.B179]&gt;6;[.C179]&gt;4;[.D179]&gt;6;[.E179]&gt;12;[.F179]&gt;10;[.G179]&gt;12);&quot;Problème&quot;;&quot;&quot;)">
            <text:p/>
          </table:table-cell>
          <table:table-cell table:formula="of:=IF([.H179]=&quot;&quot;;&quot;&quot;;1)">
            <text:p/>
          </table:table-cell>
        </table:table-row>
        <table:table-row table:style-name="ro1">
          <table:table-cell office:value-type="float" office:value="745307" calcext:value-type="float">
            <text:p>745307</text:p>
          </table:table-cell>
          <table:table-cell table:number-columns-repeated="6"/>
          <table:table-cell table:formula="of:=IF(ISNUMBER([.B180]);SUM([.B180:.G180]);IF(ISBLANK([.B180]);&quot;&quot;;[.B180]))">
            <text:p/>
          </table:table-cell>
          <table:table-cell table:formula="of:=IF(OR([.B180]&gt;6;[.C180]&gt;4;[.D180]&gt;6;[.E180]&gt;12;[.F180]&gt;10;[.G180]&gt;12);&quot;Problème&quot;;&quot;&quot;)">
            <text:p/>
          </table:table-cell>
          <table:table-cell table:formula="of:=IF([.H180]=&quot;&quot;;&quot;&quot;;1)">
            <text:p/>
          </table:table-cell>
        </table:table-row>
        <table:table-row table:style-name="ro1">
          <table:table-cell office:value-type="float" office:value="745308" calcext:value-type="float">
            <text:p>745308</text:p>
          </table:table-cell>
          <table:table-cell table:number-columns-repeated="6"/>
          <table:table-cell table:formula="of:=IF(ISNUMBER([.B181]);SUM([.B181:.G181]);IF(ISBLANK([.B181]);&quot;&quot;;[.B181]))">
            <text:p/>
          </table:table-cell>
          <table:table-cell table:formula="of:=IF(OR([.B181]&gt;6;[.C181]&gt;4;[.D181]&gt;6;[.E181]&gt;12;[.F181]&gt;10;[.G181]&gt;12);&quot;Problème&quot;;&quot;&quot;)">
            <text:p/>
          </table:table-cell>
          <table:table-cell table:formula="of:=IF([.H181]=&quot;&quot;;&quot;&quot;;1)">
            <text:p/>
          </table:table-cell>
        </table:table-row>
        <table:table-row table:style-name="ro1">
          <table:table-cell office:value-type="float" office:value="745309" calcext:value-type="float">
            <text:p>745309</text:p>
          </table:table-cell>
          <table:table-cell table:number-columns-repeated="6"/>
          <table:table-cell table:formula="of:=IF(ISNUMBER([.B182]);SUM([.B182:.G182]);IF(ISBLANK([.B182]);&quot;&quot;;[.B182]))">
            <text:p/>
          </table:table-cell>
          <table:table-cell table:formula="of:=IF(OR([.B182]&gt;6;[.C182]&gt;4;[.D182]&gt;6;[.E182]&gt;12;[.F182]&gt;10;[.G182]&gt;12);&quot;Problème&quot;;&quot;&quot;)">
            <text:p/>
          </table:table-cell>
          <table:table-cell table:formula="of:=IF([.H182]=&quot;&quot;;&quot;&quot;;1)">
            <text:p/>
          </table:table-cell>
        </table:table-row>
        <table:table-row table:style-name="ro1">
          <table:table-cell office:value-type="float" office:value="745310" calcext:value-type="float">
            <text:p>745310</text:p>
          </table:table-cell>
          <table:table-cell table:number-columns-repeated="6"/>
          <table:table-cell table:formula="of:=IF(ISNUMBER([.B183]);SUM([.B183:.G183]);IF(ISBLANK([.B183]);&quot;&quot;;[.B183]))">
            <text:p/>
          </table:table-cell>
          <table:table-cell table:formula="of:=IF(OR([.B183]&gt;6;[.C183]&gt;4;[.D183]&gt;6;[.E183]&gt;12;[.F183]&gt;10;[.G183]&gt;12);&quot;Problème&quot;;&quot;&quot;)">
            <text:p/>
          </table:table-cell>
          <table:table-cell table:formula="of:=IF([.H183]=&quot;&quot;;&quot;&quot;;1)">
            <text:p/>
          </table:table-cell>
        </table:table-row>
        <table:table-row table:style-name="ro1">
          <table:table-cell office:value-type="float" office:value="745311" calcext:value-type="float">
            <text:p>745311</text:p>
          </table:table-cell>
          <table:table-cell table:number-columns-repeated="6"/>
          <table:table-cell table:formula="of:=IF(ISNUMBER([.B184]);SUM([.B184:.G184]);IF(ISBLANK([.B184]);&quot;&quot;;[.B184]))">
            <text:p/>
          </table:table-cell>
          <table:table-cell table:formula="of:=IF(OR([.B184]&gt;6;[.C184]&gt;4;[.D184]&gt;6;[.E184]&gt;12;[.F184]&gt;10;[.G184]&gt;12);&quot;Problème&quot;;&quot;&quot;)">
            <text:p/>
          </table:table-cell>
          <table:table-cell table:formula="of:=IF([.H184]=&quot;&quot;;&quot;&quot;;1)">
            <text:p/>
          </table:table-cell>
        </table:table-row>
        <table:table-row table:style-name="ro1">
          <table:table-cell office:value-type="float" office:value="745312" calcext:value-type="float">
            <text:p>7453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formula="of:=IF(ISNUMBER([.B185]);SUM([.B185:.G185]);IF(ISBLANK([.B185]);&quot;&quot;;[.B185]))" office:value-type="float" office:value="26.5" calcext:value-type="float">
            <text:p>26.5</text:p>
          </table:table-cell>
          <table:table-cell table:formula="of:=IF(OR([.B185]&gt;6;[.C185]&gt;4;[.D185]&gt;6;[.E185]&gt;12;[.F185]&gt;10;[.G185]&gt;12);&quot;Problème&quot;;&quot;&quot;)">
            <text:p/>
          </table:table-cell>
          <table:table-cell table:formula="of:=IF([.H18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13" calcext:value-type="float">
            <text:p>7453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ISNUMBER([.B186]);SUM([.B186:.G186]);IF(ISBLANK([.B186]);&quot;&quot;;[.B186]))" office:value-type="float" office:value="25" calcext:value-type="float">
            <text:p>25</text:p>
          </table:table-cell>
          <table:table-cell table:formula="of:=IF(OR([.B186]&gt;6;[.C186]&gt;4;[.D186]&gt;6;[.E186]&gt;12;[.F186]&gt;10;[.G186]&gt;12);&quot;Problème&quot;;&quot;&quot;)">
            <text:p/>
          </table:table-cell>
          <table:table-cell table:formula="of:=IF([.H18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14" calcext:value-type="float">
            <text:p>745314</text:p>
          </table:table-cell>
          <table:table-cell table:number-columns-repeated="6"/>
          <table:table-cell table:formula="of:=IF(ISNUMBER([.B187]);SUM([.B187:.G187]);IF(ISBLANK([.B187]);&quot;&quot;;[.B187]))">
            <text:p/>
          </table:table-cell>
          <table:table-cell table:formula="of:=IF(OR([.B187]&gt;6;[.C187]&gt;4;[.D187]&gt;6;[.E187]&gt;12;[.F187]&gt;10;[.G187]&gt;12);&quot;Problème&quot;;&quot;&quot;)">
            <text:p/>
          </table:table-cell>
          <table:table-cell table:formula="of:=IF([.H187]=&quot;&quot;;&quot;&quot;;1)">
            <text:p/>
          </table:table-cell>
        </table:table-row>
        <table:table-row table:style-name="ro1">
          <table:table-cell office:value-type="float" office:value="745315" calcext:value-type="float">
            <text:p>745315</text:p>
          </table:table-cell>
          <table:table-cell table:number-columns-repeated="6"/>
          <table:table-cell table:formula="of:=IF(ISNUMBER([.B188]);SUM([.B188:.G188]);IF(ISBLANK([.B188]);&quot;&quot;;[.B188]))">
            <text:p/>
          </table:table-cell>
          <table:table-cell table:formula="of:=IF(OR([.B188]&gt;6;[.C188]&gt;4;[.D188]&gt;6;[.E188]&gt;12;[.F188]&gt;10;[.G188]&gt;12);&quot;Problème&quot;;&quot;&quot;)">
            <text:p/>
          </table:table-cell>
          <table:table-cell table:formula="of:=IF([.H188]=&quot;&quot;;&quot;&quot;;1)">
            <text:p/>
          </table:table-cell>
        </table:table-row>
        <table:table-row table:style-name="ro1">
          <table:table-cell office:value-type="float" office:value="745316" calcext:value-type="float">
            <text:p>745316</text:p>
          </table:table-cell>
          <table:table-cell table:number-columns-repeated="6"/>
          <table:table-cell table:formula="of:=IF(ISNUMBER([.B189]);SUM([.B189:.G189]);IF(ISBLANK([.B189]);&quot;&quot;;[.B189]))">
            <text:p/>
          </table:table-cell>
          <table:table-cell table:formula="of:=IF(OR([.B189]&gt;6;[.C189]&gt;4;[.D189]&gt;6;[.E189]&gt;12;[.F189]&gt;10;[.G189]&gt;12);&quot;Problème&quot;;&quot;&quot;)">
            <text:p/>
          </table:table-cell>
          <table:table-cell table:formula="of:=IF([.H189]=&quot;&quot;;&quot;&quot;;1)">
            <text:p/>
          </table:table-cell>
        </table:table-row>
        <table:table-row table:style-name="ro1">
          <table:table-cell office:value-type="float" office:value="745317" calcext:value-type="float">
            <text:p>745317</text:p>
          </table:table-cell>
          <table:table-cell table:number-columns-repeated="6"/>
          <table:table-cell table:formula="of:=IF(ISNUMBER([.B190]);SUM([.B190:.G190]);IF(ISBLANK([.B190]);&quot;&quot;;[.B190]))">
            <text:p/>
          </table:table-cell>
          <table:table-cell table:formula="of:=IF(OR([.B190]&gt;6;[.C190]&gt;4;[.D190]&gt;6;[.E190]&gt;12;[.F190]&gt;10;[.G190]&gt;12);&quot;Problème&quot;;&quot;&quot;)">
            <text:p/>
          </table:table-cell>
          <table:table-cell table:formula="of:=IF([.H190]=&quot;&quot;;&quot;&quot;;1)">
            <text:p/>
          </table:table-cell>
        </table:table-row>
        <table:table-row table:style-name="ro1">
          <table:table-cell table:style-name="ce8" office:value-type="float" office:value="74566" calcext:value-type="float">
            <text:p>7456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0" table:formula="of:=IF(ISNUMBER([.B191]);SUM([.B191:.G191]);IF(ISBLANK([.B191]);&quot;&quot;;[.B191]))" office:value-type="float" office:value="0.5" calcext:value-type="float">
            <text:p>0.5</text:p>
          </table:table-cell>
          <table:table-cell table:style-name="ce13" table:formula="of:=IF(OR([.B191]&gt;6;[.C191]&gt;4;[.D191]&gt;6;[.E191]&gt;12;[.F191]&gt;10;[.G191]&gt;12);&quot;Problème&quot;;&quot;&quot;)">
            <text:p/>
          </table:table-cell>
          <table:table-cell table:style-name="ce15" table:formula="of:=IF([.H1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8"/>
          <table:table-cell table:formula="of:=IF(OR([.B192]&gt;5;[.C192]&gt;5;[.D192]&gt;12;[.E192]&gt;13;[.F192]&gt;5;[.G192]&gt;2);&quot;Problème&quot;;&quot;&quot;)">
            <text:p/>
          </table:table-cell>
          <table:table-cell table:formula="of:=IF([.H192]=&quot;&quot;;&quot;&quot;;1)">
            <text:p/>
          </table:table-cell>
        </table:table-row>
      </table:table>
      <table:named-expressions/>
      <table:database-ranges>
        <table:database-range table:name="__Anonymous_Sheet_DB__0" table:target-range-address="Feuille1.A2:Feuille1.A1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21:49:16.5335917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1:49:26.843089619</meta:creation-date>
    <dc:date>2025-05-27T22:17:30.335324566</dc:date>
    <meta:editing-duration>PT57M18S</meta:editing-duration>
    <meta:editing-cycles>6</meta:editing-cycles>
    <meta:generator>LibreOffice/24.2.7.2$Linux_X86_64 LibreOffice_project/420$Build-2</meta:generator>
    <meta:document-statistic meta:table-count="1" meta:cell-count="980" meta:object-count="0"/>
  </office:meta>
</office:document-meta>
</file>